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b56a6"/>
    </style:style>
    <style:style style:name="P2" style:family="paragraph" style:parent-style-name="Standard">
      <style:paragraph-properties fo:break-before="page"/>
      <style:text-properties officeooo:rsid="000f0470" officeooo:paragraph-rsid="000f0470"/>
    </style:style>
    <style:style style:name="P3" style:family="paragraph" style:parent-style-name="Standard">
      <style:text-properties officeooo:rsid="000f0470" officeooo:paragraph-rsid="000f0470"/>
    </style:style>
    <style:style style:name="P4" style:family="paragraph" style:parent-style-name="Standard">
      <style:text-properties fo:color="#c9211e" loext:opacity="100%" officeooo:rsid="000f0470" officeooo:paragraph-rsid="000f0470"/>
    </style:style>
    <style:style style:name="T1" style:family="text">
      <style:text-properties fo:color="#c9211e"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tudent.py:</text:p>
      <text:p text:style-name="Text_20_body">class Student(object):</text:p>
      <text:p text:style-name="Text_20_body">def __init__(self, studentID:str, fName:str, mName:str, lName:str, age:int, addressL1:str, addressL2:str, addressL3:str, addressPostCode:str, </text:p>
      <text:p text:style-name="Text_20_body">addressCounty:str, schoolYear:str, schoolSubjects:list, nameParGar1:str, nameParGar2:str, contactDetParGar1:int, contactDetParGar2:int,</text:p>
      <text:p text:style-name="Text_20_body">subject_grades:dict = None):</text:p>
      <text:p text:style-name="Text_20_body">if schoolSubjects is None:</text:p>
      <text:p text:style-name="Text_20_body">schoolSubjects = []</text:p>
      <text:p text:style-name="Text_20_body">if subject_grades is None:</text:p>
      <text:p text:style-name="Text_20_body">subject_grades = {}</text:p>
      <text:p text:style-name="Text_20_body">self.studentID = studentID</text:p>
      <text:p text:style-name="Text_20_body">self.fName = fName</text:p>
      <text:p text:style-name="Text_20_body">self.mName = mName</text:p>
      <text:p text:style-name="Text_20_body">self.lName = lName</text:p>
      <text:p text:style-name="Text_20_body">self.age = age</text:p>
      <text:p text:style-name="Text_20_body">self.addressL1 = addressL1</text:p>
      <text:p text:style-name="Text_20_body">self.addressL2 = addressL2</text:p>
      <text:p text:style-name="Text_20_body">self.addressL3 = addressL3</text:p>
      <text:p text:style-name="Text_20_body">self.addressPostCode = addressPostCode</text:p>
      <text:p text:style-name="Text_20_body">self.addressCounty = addressCounty</text:p>
      <text:p text:style-name="Text_20_body">self.schoolYear = schoolYear</text:p>
      <text:p text:style-name="Text_20_body"># Force a copy of subjects, just in case the original list is passed externally and modified later.</text:p>
      <text:p text:style-name="Text_20_body">self.schoolSubjects = list(schoolSubjects) </text:p>
      <text:p text:style-name="Text_20_body">self.nameParGar1 = nameParGar1</text:p>
      <text:p text:style-name="Text_20_body">self.nameParGar2 = nameParGar2</text:p>
      <text:p text:style-name="Text_20_body">self.contactDetParGar1 = contactDetParGar1</text:p>
      <text:p text:style-name="Text_20_body">self.contactDetParGar2 = contactDetParGar2</text:p>
      <text:p text:style-name="Text_20_body">self.subject_grades = subject_grades # Store the grades for each subject</text:p>
      <text:p text:style-name="Text_20_body">def __repr__(self):</text:p>
      <text:p text:style-name="Text_20_body"># Readable output</text:p>
      <text:p text:style-name="Text_20_body">result = f"Student ID: {self.studentID}\n"</text:p>
      <text:p text:style-name="Text_20_body"><text:soft-page-break/>result += f"Name: {self.fName} {self.mName} {self.lName}\n" </text:p>
      <text:p text:style-name="Text_20_body">result += f"Age: {self.age}\n"</text:p>
      <text:p text:style-name="Text_20_body">result += f"Address: {self.addressL1} {self.addressL2} {self.addressL3} {self.addressPostCode} {self.addressCounty}\n"</text:p>
      <text:p text:style-name="Text_20_body">result += f"Subjects: {', '.join(self.schoolSubjects)}\n"</text:p>
      <text:p text:style-name="Text_20_body">result += f"Guardian 1: {self.nameParGar1} (Contact: {self.contactDetParGar1})\n"</text:p>
      <text:p text:style-name="Text_20_body">result += f"Guardian 2: {self.nameParGar2} (Contact: {self.contactDetParGar2})\n"</text:p>
      <text:p text:style-name="Text_20_body">return result</text:p>
      <text:p text:style-name="Text_20_body"># Update methods</text:p>
      <text:p text:style-name="Text_20_body">def update_ID(self, new_studentID):</text:p>
      <text:p text:style-name="Text_20_body">if new_studentID is not None:</text:p>
      <text:p text:style-name="Text_20_body">self.studentID= new_studentID</text:p>
      <text:p text:style-name="Text_20_body">def update_name(self, new_fName:str=None, new_mName:str=None, new_lName:str=None): </text:p>
      <text:p text:style-name="Text_20_body">if new_fName is not None:</text:p>
      <text:p text:style-name="Text_20_body">self.fName = new_fName </text:p>
      <text:p text:style-name="Text_20_body">if new_mName is not None:</text:p>
      <text:p text:style-name="Text_20_body">self.mName = new_mName </text:p>
      <text:p text:style-name="Text_20_body">if new_lName is not None:</text:p>
      <text:p text:style-name="Text_20_body">self.lName = new_lName </text:p>
      <text:p text:style-name="Text_20_body">def update_address(self, new_addressL1=None, new_addressL2=None, new_addressL3=None, new_addressPostCode=None, new_addressCounty=None): # new: update address fields</text:p>
      <text:p text:style-name="Text_20_body">if new_addressL1 is not None:</text:p>
      <text:p text:style-name="Text_20_body">self.addressL1 = new_addressL1 </text:p>
      <text:p text:style-name="Text_20_body">if new_addressL2 is not None:</text:p>
      <text:p text:style-name="Text_20_body">self.addressL2 = new_addressL2 </text:p>
      <text:p text:style-name="Text_20_body">if new_addressL3 is not None:</text:p>
      <text:p text:style-name="Text_20_body">self.addressL3 = new_addressL3 </text:p>
      <text:p text:style-name="Text_20_body">if new_addressPostCode is not None:</text:p>
      <text:p text:style-name="Text_20_body">self.addressPostCode = new_addressPostCode </text:p>
      <text:p text:style-name="Text_20_body">if new_addressCounty is not None:</text:p>
      <text:p text:style-name="Text_20_body">self.addressCounty = new_addressCounty </text:p>
      <text:p text:style-name="Text_20_body">def update_age(self, new_age):</text:p>
      <text:p text:style-name="Text_20_body"><text:soft-page-break/>self.age = new_age</text:p>
      <text:p text:style-name="Text_20_body">def update_school_year(self, new_schoolYear): # new: method to update school year</text:p>
      <text:p text:style-name="Text_20_body">self.schoolYear = new_schoolYear # new: set new school year</text:p>
      <text:p text:style-name="Text_20_body">def add_subject(self, new_subject): # new: add a subject to the student's list</text:p>
      <text:p text:style-name="Text_20_body">if new_subject not in self.schoolSubjects:</text:p>
      <text:p text:style-name="Text_20_body">self.schoolSubjects.append(new_subject) # new: append new subject</text:p>
      <text:p text:style-name="Text_20_body">def remove_subject(self, old_subject): # new: remove a subject from the student's list</text:p>
      <text:p text:style-name="Text_20_body">if old_subject in self.schoolSubjects:</text:p>
      <text:p text:style-name="Text_20_body">self.schoolSubjects.remove(old_subject) # new: remove existing subject</text:p>
      <text:p text:style-name="Text_20_body">def add_grade(self, subject, grade):</text:p>
      <text:p text:style-name="Text_20_body"># Simply add or update the grade for the subject</text:p>
      <text:p text:style-name="Text_20_body">self.subject_grades[subject] = grade</text:p>
      <text:p text:style-name="Text_20_body">def calculate_overall_average(self):</text:p>
      <text:p text:style-name="Text_20_body"># Ensure all subjects have grades</text:p>
      <text:p text:style-name="Text_20_body">total = 0</text:p>
      <text:p text:style-name="Text_20_body">count = 0</text:p>
      <text:p text:style-name="Text_20_body"># Iterate through each subject in the dictionary</text:p>
      <text:p text:style-name="Text_20_body">for subject in ['Mathematics', 'English', 'History']:</text:p>
      <text:p text:style-name="Text_20_body">if subject in self.subject_grades:</text:p>
      <text:p text:style-name="Text_20_body">total += float(self.subject_grades[subject])</text:p>
      <text:p text:style-name="Text_20_body">count += 1</text:p>
      <text:p text:style-name="Text_20_body"># Calculate and return the average, if there are any grades</text:p>
      <text:p text:style-name="Text_20_body">if count &gt; 0:</text:p>
      <text:p text:style-name="Text_20_body">return total / count</text:p>
      <text:p text:style-name="Text_20_body">else:</text:p>
      <text:p text:style-name="Text_20_body">return None # Return None if no grades are available</text:p>
      <text:p text:style-name="Text_20_body">def update_guardian_contact(self, guardian_number, new_name=None, new_contact=None): # new: update guardian details</text:p>
      <text:p text:style-name="Text_20_body">if guardian_number == 1:</text:p>
      <text:p text:style-name="Text_20_body">if new_name is not None:</text:p>
      <text:p text:style-name="Text_20_body">self.nameParGar1 = new_name # new: update guardian1 name</text:p>
      <text:p text:style-name="Text_20_body">if new_contact is not None:</text:p>
      <text:p text:style-name="Text_20_body"><text:soft-page-break/>self.contactDetParGar1 = new_contact # new: update guardian1 contact</text:p>
      <text:p text:style-name="Text_20_body">elif guardian_number == 2:</text:p>
      <text:p text:style-name="Text_20_body">if new_name is not None:</text:p>
      <text:p text:style-name="Text_20_body">self.nameParGar2 = new_name # new: update guardian2 name</text:p>
      <text:p text:style-name="Text_20_body">if new_contact is not None:</text:p>
      <text:p text:style-name="Text_20_body">self.contactDetParGar2 = new_contact # new: update guardian2 contact</text:p>
      <text:p text:style-name="Text_20_body"># # Data Access</text:p>
      <text:p text:style-name="Text_20_body">def get_full_student_data(self):</text:p>
      <text:p text:style-name="Text_20_body">"""Return all of this student's data"""</text:p>
      <text:p text:style-name="Text_20_body">result = f"Student ID: {self.studentID}\n"</text:p>
      <text:p text:style-name="Text_20_body">result += f"Name: {self.fName} {self.mName} {self.lName}\n"</text:p>
      <text:p text:style-name="Text_20_body">result += f"Age: {self.age}\n"</text:p>
      <text:p text:style-name="Text_20_body">result += f"Address: {self.addressL1} {self.addressL2} {self.addressL3} {self.addressPostCode} {self.addressCounty}\n"</text:p>
      <text:p text:style-name="Text_20_body">result += f"School Year: {self.schoolYear}\n"</text:p>
      <text:p text:style-name="Text_20_body">result += f"Subjects: {', '.join(self.schoolSubjects)}\n"</text:p>
      <text:p text:style-name="Text_20_body">result += f"Guardian 1: {self.nameParGar1} (Contact: {self.contactDetParGar1})\n"</text:p>
      <text:p text:style-name="Text_20_body">result += f"Guardian 2: {self.nameParGar2} (Contact: {self.contactDetParGar2})\n"</text:p>
      <text:p text:style-name="Text_20_body">return result</text:p>
      <text:p text:style-name="Text_20_body">def get_summary_student_data(self):</text:p>
      <text:p text:style-name="Text_20_body">"""Return a summary of the student data"""</text:p>
      <text:p text:style-name="Text_20_body">result = f"Student ID: {self.studentID}\n"</text:p>
      <text:p text:style-name="Text_20_body">result += f"Name: {self.fName} {self.mName} {self.lName}\n"</text:p>
      <text:p text:style-name="Text_20_body">result += f"Age: {self.age}\n"</text:p>
      <text:p text:style-name="Text_20_body">return result</text:p>
      <text:p text:style-name="Text_20_body">def get_full_address(self):</text:p>
      <text:p text:style-name="Text_20_body">"""Return the full address as a formatted string."""</text:p>
      <text:p text:style-name="Text_20_body">return f"Address: {self.addressL1} {self.addressL2} {self.addressL3} {self.addressPostCode} {self.addressCounty}\n"</text:p>
      <text:p text:style-name="Text_20_body">def get_guardian_info(self):</text:p>
      <text:p text:style-name="Text_20_body">"""Return a readable format of guardian names and contact details."""</text:p>
      <text:p text:style-name="Text_20_body">result = f"Guardian 1: {self.nameParGar1} (Contact: {self.contactDetParGar1})\n"</text:p>
      <text:p text:style-name="Text_20_body"><text:soft-page-break/>result += f"Guardian 2: {self.nameParGar2} (Contact: {self.contactDetParGar2})\n"</text:p>
      <text:p text:style-name="Text_20_body">return result</text:p>
      <text:p text:style-name="Text_20_body">def get_subjects(self):</text:p>
      <text:p text:style-name="Text_20_body">"""Returns subjects the student is taking."""</text:p>
      <text:p text:style-name="Text_20_body">return f"Subjects: {', '.join(self.schoolSubjects)}\n"</text:p>
      <text:p text:style-name="Text_20_body"># # Checks</text:p>
      <text:p text:style-name="Text_20_body">def is_full_name_available(self):</text:p>
      <text:p text:style-name="Text_20_body">"""Check if student has both a first name and last name."""</text:p>
      <text:p text:style-name="Text_20_body">return bool(self.fName and self.lName)</text:p>
      <text:p text:style-name="Text_20_body">def is_address_complete(self):</text:p>
      <text:p text:style-name="Text_20_body">"""Check if all address fields are filled."""</text:p>
      <text:p text:style-name="Text_20_body">fields = [self.addressL1, self.addressPostCode, self.addressCounty]</text:p>
      <text:p text:style-name="Text_20_body">return all(fields)</text:p>
      <text:p text:style-name="Text_20_body">def is_in_year(self, year):</text:p>
      <text:p text:style-name="Text_20_body">"""Check if the student is in a particular school year."""</text:p>
      <text:p text:style-name="Text_20_body">return self.schoolYear == year</text:p>
      <text:p text:style-name="Text_20_body">def is_enrolled_in(self, subject):</text:p>
      <text:p text:style-name="Text_20_body">"""Check if the student is enrolled in a particular subject."""</text:p>
      <text:p text:style-name="Text_20_body">return subject in self.schoolSubjects</text:p>
      <text:p text:style-name="Text_20_body">def is_guardian_contact_available(self, guardian_number):</text:p>
      <text:p text:style-name="Text_20_body">"""Check if the selected guardian has contact details available."""</text:p>
      <text:p text:style-name="Text_20_body">if guardian_number == 1:</text:p>
      <text:p text:style-name="Text_20_body">return bool(self.contactDetParGar1)</text:p>
      <text:p text:style-name="Text_20_body">elif guardian_number == 2:</text:p>
      <text:p text:style-name="Text_20_body">return bool(self.contactDetParGar2)</text:p>
      <text:p text:style-name="Text_20_body">else:</text:p>
      <text:p text:style-name="Text_20_body">raise ValueError("guardian_number must be 1 or 2")</text:p>
      <text:p text:style-name="Text_20_body"># subject.py</text:p>
      <text:p text:style-name="Text_20_body">from student import Student</text:p>
      <text:p text:style-name="Text_20_body"># Define a class for each subject, where grade and subject-specific data are stored</text:p>
      <text:p text:style-name="Text_20_body">class SubjectStudent:</text:p>
      <text:p text:style-name="Text_20_body"><text:soft-page-break/>def __init__(self, student, subject_name, subject_level, subject_class_number, subject_teacher, last_test_score):</text:p>
      <text:p text:style-name="Text_20_body">self.student = student # Link back to the Student object</text:p>
      <text:p text:style-name="Text_20_body">self.subject_name = subject_name</text:p>
      <text:p text:style-name="Text_20_body">self.subject_level = subject_level</text:p>
      <text:p text:style-name="Text_20_body">self.subject_class_number = subject_class_number</text:p>
      <text:p text:style-name="Text_20_body">self.subject_teacher = subject_teacher</text:p>
      <text:p text:style-name="Text_20_body">self.last_test_score = last_test_score</text:p>
      <text:p text:style-name="Text_20_body">self.grade = last_test_score # This is the grade in the subject</text:p>
      <text:p text:style-name="Text_20_body">if subject_name not in self.student.schoolSubjects:</text:p>
      <text:p text:style-name="Text_20_body">self.student.schoolSubjects.append(subject_name)</text:p>
      <text:p text:style-name="Text_20_body">def add_details(self, level, class_number, teacher, last_test_score):</text:p>
      <text:p text:style-name="Text_20_body">"""Add or update subject-specific details."""</text:p>
      <text:p text:style-name="Text_20_body">self.subject_level = level</text:p>
      <text:p text:style-name="Text_20_body">self.subject_class_number = class_number</text:p>
      <text:p text:style-name="Text_20_body">self.subject_teacher = teacher</text:p>
      <text:p text:style-name="Text_20_body">self.last_test_score = last_test_score</text:p>
      <text:p text:style-name="Text_20_body">self.grade = last_test_score</text:p>
      <text:p text:style-name="Text_20_body">def __repr__(self):</text:p>
      <text:p text:style-name="Text_20_body">return (f"{self.student.fName} {self.student.lName} | "</text:p>
      <text:p text:style-name="Text_20_body">f"{self.subject_name} Level: {self.subject_level}, "</text:p>
      <text:p text:style-name="Text_20_body">f"Class: {self.subject_class_number}, "</text:p>
      <text:p text:style-name="Text_20_body">f"Teacher: {self.subject_teacher.get_name() if self.subject_teacher else 'No teacher assigned'}, "</text:p>
      <text:p text:style-name="Text_20_body">f"Last Test Score: {self.last_test_score}")</text:p>
      <text:p text:style-name="Text_20_body"># Helper function to create a SubjectStudent object for a specific subject</text:p>
      <text:p text:style-name="Text_20_body">def create_subject_student(student, subject_name, level, class_number, teacher, last_test_score):</text:p>
      <text:p text:style-name="Text_20_body">return SubjectStudent(student, subject_name, level, class_number, teacher, last_test_score)</text:p>
      <text:p text:style-name="Text_20_body"/>
      <text:p text:style-name="Text_20_body">subject.py:</text:p>
      <text:p text:style-name="Text_20_body"># subject.py</text:p>
      <text:p text:style-name="Text_20_body">from student import Student</text:p>
      <text:p text:style-name="Text_20_body"># Define a class for each subject, where grade and subject-specific data are stored</text:p>
      <text:p text:style-name="Text_20_body"><text:soft-page-break/>class SubjectStudent:</text:p>
      <text:p text:style-name="Text_20_body">def __init__(self, student, subject_name, subject_level, subject_class_number, subject_teacher, last_test_score):</text:p>
      <text:p text:style-name="Text_20_body">self.student = student # Link back to the Student object</text:p>
      <text:p text:style-name="Text_20_body">self.subject_name = subject_name</text:p>
      <text:p text:style-name="Text_20_body">self.subject_level = subject_level</text:p>
      <text:p text:style-name="Text_20_body">self.subject_class_number = subject_class_number</text:p>
      <text:p text:style-name="Text_20_body">self.subject_teacher = subject_teacher</text:p>
      <text:p text:style-name="Text_20_body">self.last_test_score = last_test_score</text:p>
      <text:p text:style-name="Text_20_body">self.grade = last_test_score # This is the grade in the subject</text:p>
      <text:p text:style-name="Text_20_body">if subject_name not in self.student.schoolSubjects:</text:p>
      <text:p text:style-name="Text_20_body">self.student.schoolSubjects.append(subject_name)</text:p>
      <text:p text:style-name="Text_20_body">def add_details(self, level, class_number, teacher, last_test_score):</text:p>
      <text:p text:style-name="Text_20_body">"""Add or update subject-specific details."""</text:p>
      <text:p text:style-name="Text_20_body">self.subject_level = level</text:p>
      <text:p text:style-name="Text_20_body">self.subject_class_number = class_number</text:p>
      <text:p text:style-name="Text_20_body">self.subject_teacher = teacher</text:p>
      <text:p text:style-name="Text_20_body">self.last_test_score = last_test_score</text:p>
      <text:p text:style-name="Text_20_body">self.grade = last_test_score</text:p>
      <text:p text:style-name="Text_20_body">def __repr__(self):</text:p>
      <text:p text:style-name="Text_20_body">return (f"{self.student.fName} {self.student.lName} | "</text:p>
      <text:p text:style-name="Text_20_body">f"{self.subject_name} Level: {self.subject_level}, "</text:p>
      <text:p text:style-name="Text_20_body">f"Class: {self.subject_class_number}, "</text:p>
      <text:p text:style-name="Text_20_body">f"Teacher: {self.subject_teacher.get_name() if self.subject_teacher else 'No teacher assigned'}, "</text:p>
      <text:p text:style-name="Text_20_body">f"Last Test Score: {self.last_test_score}")</text:p>
      <text:p text:style-name="Text_20_body"># Helper function to create a SubjectStudent object for a specific subject</text:p>
      <text:p text:style-name="Text_20_body">def create_subject_student(student, subject_name, level, class_number, teacher, last_test_score):</text:p>
      <text:p text:style-name="Text_20_body">return SubjectStudent(student, subject_name, level, class_number, teacher, last_test_score)</text:p>
      <text:p text:style-name="Text_20_body"/>
      <text:p text:style-name="Text_20_body">grade_calculator.py:</text:p>
      <text:p text:style-name="Text_20_body"># Grade calculation logic for Mathematics, English, and History.</text:p>
      <text:p text:style-name="Text_20_body">def calculate_math_grade(quizzes, test1, test2, final_exam):</text:p>
      <text:p text:style-name="Text_20_body"><text:soft-page-break/>"""</text:p>
      <text:p text:style-name="Text_20_body">Calculate a Math final grade on a 100-point scale.</text:p>
      <text:p text:style-name="Text_20_body">Weighting:</text:p>
      <text:p text:style-name="Text_20_body">- Quiz average (5 quizzes): 15% total</text:p>
      <text:p text:style-name="Text_20_body">- Test 1: 15%</text:p>
      <text:p text:style-name="Text_20_body">- Test 2: 15%</text:p>
      <text:p text:style-name="Text_20_body">- Final exam: 55%</text:p>
      <text:p text:style-name="Text_20_body">Parameters:</text:p>
      <text:p text:style-name="Text_20_body">quizzes List[float] of length 5</text:p>
      <text:p text:style-name="Text_20_body">test1 float</text:p>
      <text:p text:style-name="Text_20_body">test2 float</text:p>
      <text:p text:style-name="Text_20_body">final_exam float</text:p>
      <text:p text:style-name="Text_20_body">Returns:</text:p>
      <text:p text:style-name="Text_20_body">float: final grade</text:p>
      <text:p text:style-name="Text_20_body">"""</text:p>
      <text:p text:style-name="Text_20_body">if len(quizzes) != 5:</text:p>
      <text:p text:style-name="Text_20_body">raise ValueError("Expected 5 quiz scores for calculate_math_grade()")</text:p>
      <text:p text:style-name="Text_20_body">quiz_avg = sum(quizzes) / 5</text:p>
      <text:p text:style-name="Text_20_body">return quiz_avg * 0.15 + test1 * 0.15 + test2 * 0.15 + final_exam * 0.55</text:p>
      <text:p text:style-name="Text_20_body">def calculate_english_grade(attendance, quizzes, final_exam):</text:p>
      <text:p text:style-name="Text_20_body">"""</text:p>
      <text:p text:style-name="Text_20_body">Calculate an English final grade on a 100-point scale.</text:p>
      <text:p text:style-name="Text_20_body">Weighting:</text:p>
      <text:p text:style-name="Text_20_body">- Attendance: 10%</text:p>
      <text:p text:style-name="Text_20_body">- Quiz 1: 15%</text:p>
      <text:p text:style-name="Text_20_body">- Quiz 2: 15%</text:p>
      <text:p text:style-name="Text_20_body">- Final exam: 60%</text:p>
      <text:p text:style-name="Text_20_body">Parameters:</text:p>
      <text:p text:style-name="Text_20_body">attendance float</text:p>
      <text:p text:style-name="Text_20_body">quizzes List[float] of length 2</text:p>
      <text:p text:style-name="Text_20_body">final_exam float</text:p>
      <text:p text:style-name="Text_20_body">Returns:</text:p>
      <text:p text:style-name="Text_20_body"><text:soft-page-break/>float: final grade</text:p>
      <text:p text:style-name="Text_20_body">"""</text:p>
      <text:p text:style-name="Text_20_body">if len(quizzes) != 2:</text:p>
      <text:p text:style-name="Text_20_body">raise ValueError("Expected 2 quiz scores for calculate_english_grade()")</text:p>
      <text:p text:style-name="Text_20_body">return (attendance * 0.10 +</text:p>
      <text:p text:style-name="Text_20_body">quizzes[0] * 0.15 +</text:p>
      <text:p text:style-name="Text_20_body">quizzes[1] * 0.15 +</text:p>
      <text:p text:style-name="Text_20_body">final_exam * 0.60)</text:p>
      <text:p text:style-name="Text_20_body">def calculate_history_grade(attendance, project, exams):</text:p>
      <text:p text:style-name="Text_20_body">"""</text:p>
      <text:p text:style-name="Text_20_body">Calculate a History final grade on a 100-point scale.</text:p>
      <text:p text:style-name="Text_20_body">Weighting:</text:p>
      <text:p text:style-name="Text_20_body">- Attendance: 10%</text:p>
      <text:p text:style-name="Text_20_body">- Project: 30%</text:p>
      <text:p text:style-name="Text_20_body">- Exam 1: 30%</text:p>
      <text:p text:style-name="Text_20_body">- Exam 2: 30%</text:p>
      <text:p text:style-name="Text_20_body">Parameters:</text:p>
      <text:p text:style-name="Text_20_body">attendance float</text:p>
      <text:p text:style-name="Text_20_body">project float</text:p>
      <text:p text:style-name="Text_20_body">exams List[float] of length 2</text:p>
      <text:p text:style-name="Text_20_body">Returns:</text:p>
      <text:p text:style-name="Text_20_body">float: final grade</text:p>
      <text:p text:style-name="Text_20_body">"""</text:p>
      <text:p text:style-name="Text_20_body">if len(exams) != 2:</text:p>
      <text:p text:style-name="Text_20_body">raise ValueError("Expected 2 exam scores for calculate_history_grade()")</text:p>
      <text:p text:style-name="Text_20_body">return (attendance * 0.10 +</text:p>
      <text:p text:style-name="Text_20_body">project * 0.30 +</text:p>
      <text:p text:style-name="Text_20_body">exams[0] * 0.30 +</text:p>
      <text:p text:style-name="Text_20_body">exams[1] * 0.30)</text:p>
      <text:p text:style-name="Text_20_body"># -------------------------------</text:p>
      <text:p text:style-name="Text_20_body"># 2) Batch update for student objects</text:p>
      <text:p text:style-name="Text_20_body"># -------------------------------</text:p>
      <text:p text:style-name="Text_20_body"><text:soft-page-break/>def calculate_and_update_grades_for_students(students):</text:p>
      <text:p text:style-name="Text_20_body">"""</text:p>
      <text:p text:style-name="Text_20_body">Calcuates grade for each subject. Checks to make sure grades exist or not before starting calculations</text:p>
      <text:p text:style-name="Text_20_body">"""</text:p>
      <text:p text:style-name="Text_20_body">for student in students:</text:p>
      <text:p text:style-name="Text_20_body"># Mathematics</text:p>
      <text:p text:style-name="Text_20_body">if hasattr(student, 'mathLastTestScore'):</text:p>
      <text:p text:style-name="Text_20_body">student.mathGrade = student.mathLastTestScore</text:p>
      <text:p text:style-name="Text_20_body"># Add to subject_grades dictionary</text:p>
      <text:p text:style-name="Text_20_body">student.subject_grades["Mathematics"] = student.mathGrade</text:p>
      <text:p text:style-name="Text_20_body">print(f"Math grade updated for {student.fName}: {student.mathGrade}")</text:p>
      <text:p text:style-name="Text_20_body">elif hasattr(student, 'mathGrades') and student.mathGrades:</text:p>
      <text:p text:style-name="Text_20_body">try:</text:p>
      <text:p text:style-name="Text_20_body">raw = student.mathGrades</text:p>
      <text:p text:style-name="Text_20_body">quizzes = raw[0:5]</text:p>
      <text:p text:style-name="Text_20_body">test1, test2 = raw[5], raw[6]</text:p>
      <text:p text:style-name="Text_20_body">final_exam = raw[7]</text:p>
      <text:p text:style-name="Text_20_body">student.mathGrade = calculate_math_grade(quizzes, test1, test2, final_exam)</text:p>
      <text:p text:style-name="Text_20_body">student.subject_grades["Mathematics"] = student.mathGrade</text:p>
      <text:p text:style-name="Text_20_body">print(f"\n[Mathematics Grades] {student.fName} {student.lName} (ID: {student.studentID})")</text:p>
      <text:p text:style-name="Text_20_body">print(f" Quizzes: {quizzes}")</text:p>
      <text:p text:style-name="Text_20_body">print(f" Test 1: {test1}")</text:p>
      <text:p text:style-name="Text_20_body">print(f" Test 2: {test2}")</text:p>
      <text:p text:style-name="Text_20_body">print(f" Final Exam: {final_exam}")</text:p>
      <text:p text:style-name="Text_20_body">print(f" ➤ Final Grade: {round(student.mathGrade, 2)}")</text:p>
      <text:p text:style-name="Text_20_body">except Exception as e:</text:p>
      <text:p text:style-name="Text_20_body">print(f"[Math] Could not calculate for {student.fName} {student.lName}: {e}")</text:p>
      <text:p text:style-name="Text_20_body"># English</text:p>
      <text:p text:style-name="Text_20_body">if hasattr(student, 'englishLastTestScore'):</text:p>
      <text:p text:style-name="Text_20_body">student.englishGrade = student.englishLastTestScore</text:p>
      <text:p text:style-name="Text_20_body"># Add to subject_grades dictionary</text:p>
      <text:p text:style-name="Text_20_body"><text:soft-page-break/>student.subject_grades["English"] = student.englishGrade</text:p>
      <text:p text:style-name="Text_20_body">print(f"English grade updated for {student.fName}: {student.englishGrade}")</text:p>
      <text:p text:style-name="Text_20_body"># Alternative approach if all detailed scores are available</text:p>
      <text:p text:style-name="Text_20_body">elif (hasattr(student, 'englishAttendance') and hasattr(student, 'englishQuiz1') and </text:p>
      <text:p text:style-name="Text_20_body">hasattr(student, 'englishQuiz2') and hasattr(student, 'englishFinalExam')):</text:p>
      <text:p text:style-name="Text_20_body">try:</text:p>
      <text:p text:style-name="Text_20_body">attendance = student.englishAttendance</text:p>
      <text:p text:style-name="Text_20_body">quizzes = [student.englishQuiz1, student.englishQuiz2]</text:p>
      <text:p text:style-name="Text_20_body">final_exam = student.englishFinalExam</text:p>
      <text:p text:style-name="Text_20_body">student.englishGrade = calculate_english_grade(attendance, quizzes, final_exam)</text:p>
      <text:p text:style-name="Text_20_body">student.subject_grades["English"] = student.englishGrade</text:p>
      <text:p text:style-name="Text_20_body">except Exception as e:</text:p>
      <text:p text:style-name="Text_20_body">print(f"[English] Could not calculate for {student.fName} {student.lName}: {e}")</text:p>
      <text:p text:style-name="Text_20_body"># History</text:p>
      <text:p text:style-name="Text_20_body">if hasattr(student, 'historyLastTestScore'):</text:p>
      <text:p text:style-name="Text_20_body">student.historyGrade = student.historyLastTestScore</text:p>
      <text:p text:style-name="Text_20_body"># Add to subject_grades dictionary</text:p>
      <text:p text:style-name="Text_20_body">student.subject_grades["History"] = student.historyGrade</text:p>
      <text:p text:style-name="Text_20_body">print(f"History grade updated for {student.fName}: {student.historyGrade}")</text:p>
      <text:p text:style-name="Text_20_body"># Alternative approach if all detailed scores are available</text:p>
      <text:p text:style-name="Text_20_body">elif (hasattr(student, 'historyAttendance') and hasattr(student, 'historyProject') and </text:p>
      <text:p text:style-name="Text_20_body">hasattr(student, 'historyExams')):</text:p>
      <text:p text:style-name="Text_20_body">try:</text:p>
      <text:p text:style-name="Text_20_body">attendance = student.historyAttendance</text:p>
      <text:p text:style-name="Text_20_body">project = student.historyProject</text:p>
      <text:p text:style-name="Text_20_body">exams = student.historyExams</text:p>
      <text:p text:style-name="Text_20_body">student.historyGrade = calculate_history_grade(attendance, project, exams)</text:p>
      <text:p text:style-name="Text_20_body">student.subject_grades["History"] = student.historyGrade</text:p>
      <text:p text:style-name="Text_20_body">except Exception as e:</text:p>
      <text:p text:style-name="Text_20_body">print(f"[History] Could not calculate for {student.fName} {student.lName}: {e}")</text:p>
      <text:p text:style-name="Text_20_body">return students</text:p>
      <text:p text:style-name="Text_20_body">def simple_grade_calculation(students):</text:p>
      <text:p text:style-name="Text_20_body"><text:soft-page-break/>"""</text:p>
      <text:p text:style-name="Text_20_body">A simpler version that just uses the lastTestScore values as grades</text:p>
      <text:p text:style-name="Text_20_body">"""</text:p>
      <text:p text:style-name="Text_20_body">for student in students:</text:p>
      <text:p text:style-name="Text_20_body"># Ensure student has a subject_grades dictionary</text:p>
      <text:p text:style-name="Text_20_body">if not hasattr(student, 'subject_grades'):</text:p>
      <text:p text:style-name="Text_20_body">student.subject_grades = {}</text:p>
      <text:p text:style-name="Text_20_body"># Math</text:p>
      <text:p text:style-name="Text_20_body">if hasattr(student, 'mathLastTestScore'):</text:p>
      <text:p text:style-name="Text_20_body">student.mathGrade = student.mathLastTestScore</text:p>
      <text:p text:style-name="Text_20_body">student.subject_grades["Mathematics"] = student.mathGrade</text:p>
      <text:p text:style-name="Text_20_body"># English</text:p>
      <text:p text:style-name="Text_20_body">if hasattr(student, 'englishLastTestScore'):</text:p>
      <text:p text:style-name="Text_20_body">student.englishGrade = student.englishLastTestScore</text:p>
      <text:p text:style-name="Text_20_body">student.subject_grades["English"] = student.englishGrade</text:p>
      <text:p text:style-name="Text_20_body"># History</text:p>
      <text:p text:style-name="Text_20_body">if hasattr(student, 'historyLastTestScore'):</text:p>
      <text:p text:style-name="Text_20_body">student.historyGrade = student.historyLastTestScore</text:p>
      <text:p text:style-name="Text_20_body">student.subject_grades["History"] = student.historyGrade</text:p>
      <text:p text:style-name="Text_20_body">return students</text:p>
      <text:p text:style-name="Text_20_body">school.py:</text:p>
      <text:p text:style-name="Text_20_body">class School:</text:p>
      <text:p text:style-name="Text_20_body">def __init__(self, name, address, telephoneNumber, subjects):</text:p>
      <text:p text:style-name="Text_20_body">self.name = name</text:p>
      <text:p text:style-name="Text_20_body">self.address = address</text:p>
      <text:p text:style-name="Text_20_body">self.telephoneNumber = telephoneNumber</text:p>
      <text:p text:style-name="Text_20_body">self.subjects = subjects if subjects else []</text:p>
      <text:p text:style-name="Text_20_body">self.students = {}</text:p>
      <text:p text:style-name="Text_20_body">self.teachers = {} # employeeID -&gt; Teacher object</text:p>
      <text:p text:style-name="Text_20_body">self.school_year = None # Added school_year property</text:p>
      <text:p text:style-name="Text_20_body">self.employees = {} # New: Track all employees</text:p>
      <text:p text:style-name="Text_20_body">#Student methods</text:p>
      <text:p text:style-name="Text_20_body"><text:soft-page-break/>def register_student(self, student):</text:p>
      <text:p text:style-name="Text_20_body"># Add student to the school's student list using student ID as the key</text:p>
      <text:p text:style-name="Text_20_body">self.students[student.studentID] = student</text:p>
      <text:p text:style-name="Text_20_body">def register_teacher(self, teacher):</text:p>
      <text:p text:style-name="Text_20_body">"""Registers a teacher, and also adds to employees list"""</text:p>
      <text:p text:style-name="Text_20_body">self.teachers[teacher.employeeID] = teacher</text:p>
      <text:p text:style-name="Text_20_body">self.employees[teacher.employeeID] = teacher</text:p>
      <text:p text:style-name="Text_20_body">def register_employee(self, employee):</text:p>
      <text:p text:style-name="Text_20_body">"""Registers a non-teacher employee"""</text:p>
      <text:p text:style-name="Text_20_body">self.employees[employee.employeeID] = employee</text:p>
      <text:p text:style-name="Text_20_body">def get_all_students(self):</text:p>
      <text:p text:style-name="Text_20_body"># Return a list of all students</text:p>
      <text:p text:style-name="Text_20_body">return list(self.students.values())</text:p>
      <text:p text:style-name="Text_20_body">def get_all_teachers(self):</text:p>
      <text:p text:style-name="Text_20_body">return list(self.teachers.values())</text:p>
      <text:p text:style-name="Text_20_body">def get_all_employees(self):</text:p>
      <text:p text:style-name="Text_20_body">return list(self.employees.values())</text:p>
      <text:p text:style-name="Text_20_body">def get_student_by_id(self, student_id):</text:p>
      <text:p text:style-name="Text_20_body"># Return a student by their ID</text:p>
      <text:p text:style-name="Text_20_body">return self.students.get(student_id)</text:p>
      <text:p text:style-name="Text_20_body">def remove_student(self, student_id):</text:p>
      <text:p text:style-name="Text_20_body">"""Remove a student by their ID"""</text:p>
      <text:p text:style-name="Text_20_body">if isinstance(student_id, str):</text:p>
      <text:p text:style-name="Text_20_body"># If given a string ID</text:p>
      <text:p text:style-name="Text_20_body">if student_id in self.students:</text:p>
      <text:p text:style-name="Text_20_body">student = self.students[student_id]</text:p>
      <text:p text:style-name="Text_20_body">del self.students[student_id]</text:p>
      <text:p text:style-name="Text_20_body">print(f"Removed {student.fName} {student.lName} from the school.")</text:p>
      <text:p text:style-name="Text_20_body">else:</text:p>
      <text:p text:style-name="Text_20_body">print(f"Student with ID {student_id} not found.")</text:p>
      <text:p text:style-name="Text_20_body">else:</text:p>
      <text:p text:style-name="Text_20_body"># If given a student object</text:p>
      <text:p text:style-name="Text_20_body"><text:soft-page-break/>key = getattr(student_id, 'studentID', None)</text:p>
      <text:p text:style-name="Text_20_body">if key and key in self.students:</text:p>
      <text:p text:style-name="Text_20_body">del self.students[key]</text:p>
      <text:p text:style-name="Text_20_body">print(f"Removed {student_id.fName} {student_id.lName} from the school.")</text:p>
      <text:p text:style-name="Text_20_body">else:</text:p>
      <text:p text:style-name="Text_20_body">print(f"Student not found.")</text:p>
      <text:p text:style-name="Text_20_body">def find_student_by_id(self, student_id):</text:p>
      <text:p text:style-name="Text_20_body">"""Find a student by their ID"""</text:p>
      <text:p text:style-name="Text_20_body">student = self.students.get(student_id, None)</text:p>
      <text:p text:style-name="Text_20_body">if student is None:</text:p>
      <text:p text:style-name="Text_20_body">print(f"Student with ID {student_id} not found.")</text:p>
      <text:p text:style-name="Text_20_body">return student</text:p>
      <text:p text:style-name="Text_20_body">def find_students_by_name(self, first_name=None, last_name=None):</text:p>
      <text:p text:style-name="Text_20_body">"""Find students by first name, last name, or both"""</text:p>
      <text:p text:style-name="Text_20_body">results = []</text:p>
      <text:p text:style-name="Text_20_body">for student in self.students.values():</text:p>
      <text:p text:style-name="Text_20_body"># If both first and last name are provided, check both</text:p>
      <text:p text:style-name="Text_20_body">if first_name and last_name:</text:p>
      <text:p text:style-name="Text_20_body">if student.fName.lower() == first_name.lower() and student.lName.lower() == last_name.lower():</text:p>
      <text:p text:style-name="Text_20_body">results.append(student)</text:p>
      <text:p text:style-name="Text_20_body"># If only first name is provided</text:p>
      <text:p text:style-name="Text_20_body">elif first_name:</text:p>
      <text:p text:style-name="Text_20_body">if student.fName.lower() == first_name.lower():</text:p>
      <text:p text:style-name="Text_20_body">results.append(student)</text:p>
      <text:p text:style-name="Text_20_body"># If only last name is provided</text:p>
      <text:p text:style-name="Text_20_body">elif last_name:</text:p>
      <text:p text:style-name="Text_20_body">if student.lName.lower() == last_name.lower():</text:p>
      <text:p text:style-name="Text_20_body">results.append(student)</text:p>
      <text:p text:style-name="Text_20_body">return results </text:p>
      <text:p text:style-name="Text_20_body">#Employee methods</text:p>
      <text:p text:style-name="Text_20_body">def hire_employee(self, employee):</text:p>
      <text:p text:style-name="Text_20_body">self.employees[employee.employeeID] = employee</text:p>
      <text:p text:style-name="Text_20_body"><text:soft-page-break/>print(f"Hired {employee.get_name()} ({employee.__class__.__name__})")</text:p>
      <text:p text:style-name="Text_20_body">def get_employee_by_id(self, emp_id):</text:p>
      <text:p text:style-name="Text_20_body">return self.employees.get(emp_id)</text:p>
      <text:p text:style-name="Text_20_body">def get_all_employees(self):</text:p>
      <text:p text:style-name="Text_20_body">return list(self.employees.values())</text:p>
      <text:p text:style-name="Text_20_body">def fire_employee(self, emp_id):</text:p>
      <text:p text:style-name="Text_20_body">if emp_id in self.employees:</text:p>
      <text:p text:style-name="Text_20_body">emp = self.employees.pop(emp_id)</text:p>
      <text:p text:style-name="Text_20_body">print(f"Fired {emp.get_name()}")</text:p>
      <text:p text:style-name="Text_20_body">else:</text:p>
      <text:p text:style-name="Text_20_body">print(f"Employee with ID {emp_id} not found.")</text:p>
      <text:p text:style-name="Text_20_body">def list_employees_by_role(self, role_name):</text:p>
      <text:p text:style-name="Text_20_body">return [emp for emp in self.employees.values() if emp.__class__.__name__.lower() == role_name.lower()]</text:p>
      <text:p text:style-name="Text_20_body">#List different types of students</text:p>
      <text:p text:style-name="Text_20_body">def list_students_by_subject(self, subject):</text:p>
      <text:p text:style-name="Text_20_body">"""Get a list of students enrolled in a specific subject"""</text:p>
      <text:p text:style-name="Text_20_body">result = []</text:p>
      <text:p text:style-name="Text_20_body">for student in self.students.values():</text:p>
      <text:p text:style-name="Text_20_body">if subject in student.subject_grades: # Check if the subject exists in the subject_grades dictionary</text:p>
      <text:p text:style-name="Text_20_body">result.append(f"{student.fName} {student.lName} (ID: {student.studentID})")</text:p>
      <text:p text:style-name="Text_20_body">return f"Students doing this subject are: {result}\n"</text:p>
      <text:p text:style-name="Text_20_body">def list_students_by_year(self, year):</text:p>
      <text:p text:style-name="Text_20_body">"""Get a list of students in a specific school year"""</text:p>
      <text:p text:style-name="Text_20_body">result = []</text:p>
      <text:p text:style-name="Text_20_body">for student in self.students.values():</text:p>
      <text:p text:style-name="Text_20_body">if student.schoolYear == str(year): # Convert year to string for comparison</text:p>
      <text:p text:style-name="Text_20_body">result.append(f"{student.fName} {student.lName} (ID: {student.studentID})")</text:p>
      <text:p text:style-name="Text_20_body">return f"Students in this year are: {result}\n"</text:p>
      <text:p text:style-name="Text_20_body">#List Employees by type</text:p>
      <text:p text:style-name="Text_20_body">def list_employees_by_role(self, role_name):</text:p>
      <text:p text:style-name="Text_20_body"><text:soft-page-break/>return [emp for emp in self.employees.values() if emp.__class__.__name__.lower() == role_name.lower()]</text:p>
      <text:p text:style-name="Text_20_body">def get_average_grade(self, subject):</text:p>
      <text:p text:style-name="Text_20_body">"""Calculate the average grade for a specific subject"""</text:p>
      <text:p text:style-name="Text_20_body">total = 0</text:p>
      <text:p text:style-name="Text_20_body">count = 0</text:p>
      <text:p text:style-name="Text_20_body">if subject == "Mathematics":</text:p>
      <text:p text:style-name="Text_20_body">for student in self.students.values():</text:p>
      <text:p text:style-name="Text_20_body">if hasattr(student, 'mathGrade'):</text:p>
      <text:p text:style-name="Text_20_body">total += student.mathGrade</text:p>
      <text:p text:style-name="Text_20_body">count += 1</text:p>
      <text:p text:style-name="Text_20_body">elif subject == "English":</text:p>
      <text:p text:style-name="Text_20_body">for student in self.students.values():</text:p>
      <text:p text:style-name="Text_20_body">if hasattr(student, 'englishGrade'):</text:p>
      <text:p text:style-name="Text_20_body">total += student.englishGrade</text:p>
      <text:p text:style-name="Text_20_body">count += 1</text:p>
      <text:p text:style-name="Text_20_body">elif subject == "History":</text:p>
      <text:p text:style-name="Text_20_body">for student in self.students.values():</text:p>
      <text:p text:style-name="Text_20_body">if hasattr(student, 'historyGrade'):</text:p>
      <text:p text:style-name="Text_20_body">total += student.historyGrade</text:p>
      <text:p text:style-name="Text_20_body">count += 1</text:p>
      <text:p text:style-name="Text_20_body">else:</text:p>
      <text:p text:style-name="Text_20_body">print(f"This subject ({subject}) is not currently supported for grade calculation.")</text:p>
      <text:p text:style-name="Text_20_body">return None</text:p>
      <text:p text:style-name="Text_20_body">if count == 0:</text:p>
      <text:p text:style-name="Text_20_body">print(f"No grades available for {subject}.")</text:p>
      <text:p text:style-name="Text_20_body">return None</text:p>
      <text:p text:style-name="Text_20_body">return round(total / count, 2)</text:p>
      <text:p text:style-name="Text_20_body"># Updated helper methods for School class</text:p>
      <text:p text:style-name="Text_20_body">def update_school_name(self, name=None):</text:p>
      <text:p text:style-name="Text_20_body">"""Update the school name"""</text:p>
      <text:p text:style-name="Text_20_body">if name is not None:</text:p>
      <text:p text:style-name="Text_20_body"><text:soft-page-break/>self.name = name</text:p>
      <text:p text:style-name="Text_20_body">print(f"Updated school name to: {self.name}")</text:p>
      <text:p text:style-name="Text_20_body">def update_school_address(self, address=None):</text:p>
      <text:p text:style-name="Text_20_body">"""Update the school address"""</text:p>
      <text:p text:style-name="Text_20_body">if address is not None:</text:p>
      <text:p text:style-name="Text_20_body">self.address = address</text:p>
      <text:p text:style-name="Text_20_body">print(f"Updated school address to: {self.address}")</text:p>
      <text:p text:style-name="Text_20_body">def update_school_year(self, school_year=None):</text:p>
      <text:p text:style-name="Text_20_body">"""Update the school year"""</text:p>
      <text:p text:style-name="Text_20_body">if school_year is not None:</text:p>
      <text:p text:style-name="Text_20_body">self.school_year = school_year</text:p>
      <text:p text:style-name="Text_20_body">print(f"Updated school year to: {self.school_year}")</text:p>
      <text:p text:style-name="Text_20_body">def update_school_telephone(self, telephone=None):</text:p>
      <text:p text:style-name="Text_20_body">"""Update the school telephone number"""</text:p>
      <text:p text:style-name="Text_20_body">if telephone is not None:</text:p>
      <text:p text:style-name="Text_20_body">self.telephoneNumber = telephone</text:p>
      <text:p text:style-name="Text_20_body">print(f"Updated school telephone to: {self.telephoneNumber}")</text:p>
      <text:p text:style-name="Text_20_body">def update_school_subjects(self, subjects=None):</text:p>
      <text:p text:style-name="Text_20_body">"""Update the list of subjects offered by the school"""</text:p>
      <text:p text:style-name="Text_20_body">if subjects is not None:</text:p>
      <text:p text:style-name="Text_20_body">self.subjects = subjects</text:p>
      <text:p text:style-name="Text_20_body">print(f"Updated school subjects to: {', '.join(self.subjects)}")</text:p>
      <text:p text:style-name="Text_20_body">def add_subject(self, subject):</text:p>
      <text:p text:style-name="Text_20_body">"""Add a new subject to the school's offerings"""</text:p>
      <text:p text:style-name="Text_20_body">if subject not in self.subjects:</text:p>
      <text:p text:style-name="Text_20_body">self.subjects.append(subject)</text:p>
      <text:p text:style-name="Text_20_body">print(f"Added {subject} to school subjects")</text:p>
      <text:p text:style-name="Text_20_body">else:</text:p>
      <text:p text:style-name="Text_20_body">print(f"{subject} is already offered at this school")</text:p>
      <text:p text:style-name="Text_20_body">def remove_subject(self, subject):</text:p>
      <text:p text:style-name="Text_20_body">"""Remove a subject from the school's offerings"""</text:p>
      <text:p text:style-name="Text_20_body">if subject in self.subjects:</text:p>
      <text:p text:style-name="Text_20_body"><text:soft-page-break/>self.subjects.remove(subject)</text:p>
      <text:p text:style-name="Text_20_body">print(f"Removed {subject} from school subjects")</text:p>
      <text:p text:style-name="Text_20_body">else:</text:p>
      <text:p text:style-name="Text_20_body">print(f"{subject} is not offered at this school")</text:p>
      <text:p text:style-name="Text_20_body">def __repr__(self):</text:p>
      <text:p text:style-name="Text_20_body">"""String representation of the School object"""</text:p>
      <text:p text:style-name="Text_20_body">student_ids = ', '.join(self.students.keys()) if self.students else "None"</text:p>
      <text:p text:style-name="Text_20_body">employee_ids = ', '.join(self.employees.keys()) if self.employees else "None"</text:p>
      <text:p text:style-name="Text_20_body">return (</text:p>
      <text:p text:style-name="Text_20_body">f"School Name: {self.name}\n"</text:p>
      <text:p text:style-name="Text_20_body">f"Address: {self.address}\n"</text:p>
      <text:p text:style-name="Text_20_body">f"Telephone: {self.telephoneNumber}\n"</text:p>
      <text:p text:style-name="Text_20_body">f"School Year: {self.school_year or 'Not set'}\n"</text:p>
      <text:p text:style-name="Text_20_body">f"Subjects Offered: {', '.join(self.subjects)}\n"</text:p>
      <text:p text:style-name="Text_20_body">f"Total Students Enrolled: {len(self.students)}\n"</text:p>
      <text:p text:style-name="Text_20_body">f"Student IDs: {student_ids}\n"</text:p>
      <text:p text:style-name="Text_20_body">f"Total Employees: {len(self.employees)}\n"</text:p>
      <text:p text:style-name="Text_20_body">f"Employee IDs: {employee_ids}\n"</text:p>
      <text:p text:style-name="Text_20_body">)</text:p>
      <text:p text:style-name="Text_20_body"/>
      <text:p text:style-name="P1">main.py:</text:p>
      <text:p text:style-name="P1">#!/usr/bin/env python3</text:p>
      <text:p text:style-name="P1"># main.py - Test script for School Management System</text:p>
      <text:p text:style-name="P1">from school import School</text:p>
      <text:p text:style-name="P1">from student import Student</text:p>
      <text:p text:style-name="P1">from subject import SubjectStudent, create_subject_student</text:p>
      <text:p text:style-name="P1">from grade_calculator import calculate_and_update_grades_for_students, simple_grade_calculation</text:p>
      <text:p text:style-name="P1">from csv_loader import load_all_data</text:p>
      <text:p text:style-name="P1">from employee import Teacher # Needed to check isinstance()</text:p>
      <text:p text:style-name="P1">def test_csv_loading():</text:p>
      <text:p text:style-name="P1">"""Test loading data from CSV files"""</text:p>
      <text:p text:style-name="P1">print("\n" + "="*50)</text:p>
      <text:p text:style-name="P1"><text:soft-page-break/>print("TESTING CSV LOADING")</text:p>
      <text:p text:style-name="P1">print("="*50)</text:p>
      <text:p text:style-name="P1"># Create a school</text:p>
      <text:p text:style-name="P1">sunnydale = School(</text:p>
      <text:p text:style-name="P1">name="Sunnydale High School",</text:p>
      <text:p text:style-name="P1">address="1630 Revello Drive, Sunnydale",</text:p>
      <text:p text:style-name="P1">telephoneNumber="555-SUNNY",</text:p>
      <text:p text:style-name="P1">subjects=["Mathematics", "English", "History"]</text:p>
      <text:p text:style-name="P1">)</text:p>
      <text:p text:style-name="P1"># Load all student data from CSV files</text:p>
      <text:p text:style-name="P1">students, employees = load_all_data(</text:p>
      <text:p text:style-name="P1">student_file="students.csv",</text:p>
      <text:p text:style-name="P1">employee_file="employees.csv", # Add employee file</text:p>
      <text:p text:style-name="P1">math_file="math_grades.csv",</text:p>
      <text:p text:style-name="P1">english_file="english_grades.csv",</text:p>
      <text:p text:style-name="P1">history_file="history_grades.csv"</text:p>
      <text:p text:style-name="P1">)</text:p>
      <text:p text:style-name="P1"># Register each student with the school</text:p>
      <text:p text:style-name="P1">print("\n--- Registering CSV Students with School ---")</text:p>
      <text:p text:style-name="P1">for student in students:</text:p>
      <text:p text:style-name="P1">sunnydale.register_student(student)</text:p>
      <text:p text:style-name="P1">print(f"School now has {len(sunnydale.students)} registered students")</text:p>
      <text:p text:style-name="P1"># Register each employee or teacher with the school (if necessary)</text:p>
      <text:p text:style-name="P1">print("\n--- Registering CSV Teachers with School ---")</text:p>
      <text:p text:style-name="P1">for emp in employees:</text:p>
      <text:p text:style-name="P1">if isinstance(emp, Teacher):</text:p>
      <text:p text:style-name="P1">sunnydale.register_teacher(emp)</text:p>
      <text:p text:style-name="P1">else:</text:p>
      <text:p text:style-name="P1">sunnydale.register_employee(emp)</text:p>
      <text:p text:style-name="P1">print(f"School now has {len(sunnydale.teachers)} registered teachers")</text:p>
      <text:p text:style-name="P1">print(f"Total employees (including teachers): {len(sunnydale.employees)}")</text:p>
      <text:p text:style-name="P1">print(f"School now has {len(sunnydale.teachers)} registered teachers")</text:p>
      <text:p text:style-name="P1"><text:soft-page-break/># Apply the grade calculation for students</text:p>
      <text:p text:style-name="P1">print("\n--- Calculating Final Grades for CSV Students ---")</text:p>
      <text:p text:style-name="P1">calculate_and_update_grades_for_students(sunnydale.get_all_students())</text:p>
      <text:p text:style-name="P1"># Display student information</text:p>
      <text:p text:style-name="P1">print("\n--- CSV Student Information ---")</text:p>
      <text:p text:style-name="P1">for student in sunnydale.get_all_students():</text:p>
      <text:p text:style-name="P1">print(student.get_summary_student_data())</text:p>
      <text:p text:style-name="P1">if hasattr(student, 'subject_grades') and student.subject_grades:</text:p>
      <text:p text:style-name="P1">print("Subject Grades:")</text:p>
      <text:p text:style-name="P1">for subject, grade in student.subject_grades.items():</text:p>
      <text:p text:style-name="P1">print(f" {subject}: {grade}")</text:p>
      <text:p text:style-name="P1">overall_avg = student.calculate_overall_average()</text:p>
      <text:p text:style-name="P1">if overall_avg is not None:</text:p>
      <text:p text:style-name="P1">print(f"Overall Average: {overall_avg:.2f}")</text:p>
      <text:p text:style-name="P1">print("-" * 40)</text:p>
      <text:p text:style-name="P1"># Display teacher information</text:p>
      <text:p text:style-name="P1">print("\n--- CSV Teacher Information ---")</text:p>
      <text:p text:style-name="P1">for teacher in sunnydale.get_all_teachers(): # Assuming you have a method to get all teachers</text:p>
      <text:p text:style-name="P1">print(f"Teacher: {teacher.fName} {teacher.lName} (ID: {teacher.employeeID})")</text:p>
      <text:p text:style-name="P1">print(f" Subjects: {', '.join(teacher.subjects)}")</text:p>
      <text:p text:style-name="P1">print(f" Years of Teaching: {teacher.years_teaching}")</text:p>
      <text:p text:style-name="P1">print(f" Contact: {teacher.contact_number}, {teacher.email}")</text:p>
      <text:p text:style-name="P1">print("-" * 40)</text:p>
      <text:p text:style-name="P1"># Test some school reporting methods</text:p>
      <text:p text:style-name="P1">print("\n--- School Reports ---")</text:p>
      <text:p text:style-name="P1">print("Students in Year 11:")</text:p>
      <text:p text:style-name="P1">print(sunnydale.list_students_by_year(11))</text:p>
      <text:p text:style-name="P1">print("Students taking History:")</text:p>
      <text:p text:style-name="P1">print(sunnydale.list_students_by_subject("History"))</text:p>
      <text:p text:style-name="P1"># Get average grade for each subject</text:p>
      <text:p text:style-name="P1">print("\n--- Subject Average Grades ---")</text:p>
      <text:p text:style-name="P1">for subject in ["Mathematics", "English", "History"]:</text:p>
      <text:p text:style-name="P1"><text:soft-page-break/>avg = sunnydale.get_average_grade(subject)</text:p>
      <text:p text:style-name="P1">if avg is not None:</text:p>
      <text:p text:style-name="P1">print(f"Average grade for {subject}: {avg}")</text:p>
      <text:p text:style-name="P1"># Find students with specific criteria</text:p>
      <text:p text:style-name="P1">print("\n--- Find Students by Name ---")</text:p>
      <text:p text:style-name="P1">smith_students = sunnydale.find_students_by_name(last_name="Smith")</text:p>
      <text:p text:style-name="P1">for student in smith_students:</text:p>
      <text:p text:style-name="P1">print(f"Found: {student.fName} {student.lName} (ID: {student.studentID})")</text:p>
      <text:p text:style-name="P1">return sunnydale</text:p>
      <text:p text:style-name="P1">def main():</text:p>
      <text:p text:style-name="P1">"""Main function to run the tests"""</text:p>
      <text:p text:style-name="P1">print("\n" + "*"*70)</text:p>
      <text:p text:style-name="P1">print("SCHOOL MANAGEMENT SYSTEM TEST SUITE")</text:p>
      <text:p text:style-name="P1">print("*"*70)</text:p>
      <text:p text:style-name="P1"># Test CSV loading</text:p>
      <text:p text:style-name="P1">sunnydale = test_csv_loading()</text:p>
      <text:p text:style-name="P1">print("\n" + "*"*70)</text:p>
      <text:p text:style-name="P1">print("ALL TESTS COMPLETED")</text:p>
      <text:p text:style-name="P1">print("*"*70)</text:p>
      <text:p text:style-name="P1"># This ensures main() gets called when you run the script</text:p>
      <text:p text:style-name="P1">if __name__ == "__main__":</text:p>
      <text:p text:style-name="P1">main()</text:p>
      <text:p text:style-name="P1">Update main.py so that I can continue to import student data, employee data, subject-specific data and grades from csv files like the current main does. Give me summaries of the student population (id, subjects taken, teachers for each subject, overall grades, continuous assessment grades), of the employees (id for each employee, fuction and for teachers subjects taught) and a summary of details of the school (name, address, number of students, number of employees, number of teachers, subjects offered)</text:p>
      <text:p text:style-name="Text_20_body"/>
      <text:p text:style-name="Text_20_body"/>
      <text:p text:style-name="Text_20_body"/>
      <text:p text:style-name="Text_20_body">employee.py:</text:p>
      <text:p text:style-name="Text_20_body"># employee.py</text:p>
      <text:p text:style-name="Text_20_body"><text:soft-page-break/>from datetime import datetime</text:p>
      <text:p text:style-name="Text_20_body">class Employee:</text:p>
      <text:p text:style-name="Text_20_body">def __init__(self, employeeID, fName, lName, dob, address, contact_number, email, start_date):</text:p>
      <text:p text:style-name="Text_20_body">self.employeeID = employeeID</text:p>
      <text:p text:style-name="Text_20_body">self.fName = fName</text:p>
      <text:p text:style-name="Text_20_body">self.lName = lName</text:p>
      <text:p text:style-name="Text_20_body">self.dob = dob # Format: "YYYY-MM-DD"</text:p>
      <text:p text:style-name="Text_20_body">self.address = address</text:p>
      <text:p text:style-name="Text_20_body">self.contact_number = contact_number</text:p>
      <text:p text:style-name="Text_20_body">self.email = email</text:p>
      <text:p text:style-name="Text_20_body">self.start_date = datetime.strptime(start_date, "%Y-%m-%d") # stored as datetime object</text:p>
      <text:p text:style-name="Text_20_body">def get_name(self):</text:p>
      <text:p text:style-name="Text_20_body">return f"{self.fName} {self.lName}"</text:p>
      <text:p text:style-name="Text_20_body">def get_contact_info(self):</text:p>
      <text:p text:style-name="Text_20_body">return f"Email: {self.email}, Phone: {self.contact_number}"</text:p>
      <text:p text:style-name="Text_20_body">def get_years_of_service(self):</text:p>
      <text:p text:style-name="Text_20_body">today = datetime.today()</text:p>
      <text:p text:style-name="Text_20_body">return today.year - self.start_date.year - ((today.month, today.day) &lt; (self.start_date.month, self.start_date.day))</text:p>
      <text:p text:style-name="Text_20_body">def __repr__(self):</text:p>
      <text:p text:style-name="Text_20_body">return f"{self.get_name()} (ID: {self.employeeID})"</text:p>
      <text:p text:style-name="Text_20_body">class Teacher(Employee):</text:p>
      <text:p text:style-name="Text_20_body">def __init__(self, employeeID, fName, lName, dob, address, contact_number, email, start_date, subjects=None, years_teaching=0):</text:p>
      <text:p text:style-name="Text_20_body">super().__init__(employeeID, fName, lName, dob, address, contact_number, email, start_date)</text:p>
      <text:p text:style-name="Text_20_body">self.subjects = subjects or []</text:p>
      <text:p text:style-name="Text_20_body">self.years_teaching = years_teaching</text:p>
      <text:p text:style-name="Text_20_body">self.schedule = {}</text:p>
      <text:p text:style-name="Text_20_body">def assign_grade(self, student, subject, grade):</text:p>
      <text:p text:style-name="Text_20_body">student.add_grade(subject, grade)</text:p>
      <text:p text:style-name="Text_20_body">def get_teaching_schedule(self):</text:p>
      <text:p text:style-name="Text_20_body">return self.schedule</text:p>
      <text:p text:style-name="Text_20_body"><text:soft-page-break/>def set_teaching_schedule(self, subject, time_slot):</text:p>
      <text:p text:style-name="Text_20_body">self.schedule[subject] = time_slot</text:p>
      <text:p text:style-name="Text_20_body">def assign_subject(self, subject):</text:p>
      <text:p text:style-name="Text_20_body">""" Assign this teacher to a subject """</text:p>
      <text:p text:style-name="Text_20_body">if subject not in self.subjects:</text:p>
      <text:p text:style-name="Text_20_body">self.subjects.append(subject)</text:p>
      <text:p text:style-name="Text_20_body">def __repr__(self):</text:p>
      <text:p text:style-name="Text_20_body">return f"{self.get_name()} (ID: {self.employeeID}, Subjects: {', '.join([subj.name for subj in self.subjects])})"</text:p>
      <text:p text:style-name="Text_20_body">def get_name(self):</text:p>
      <text:p text:style-name="Text_20_body">return f"{self.fName} {self.lName}"</text:p>
      <text:p text:style-name="Text_20_body">class Principal(Employee):</text:p>
      <text:p text:style-name="Text_20_body">def __init__(self, employeeID, fName, lName, dob, address, contact_number, email, start_date, office_number, years_as_principal, departments=None):</text:p>
      <text:p text:style-name="Text_20_body">super().__init__(employeeID, fName, lName, dob, address, contact_number, email, start_date)</text:p>
      <text:p text:style-name="Text_20_body">self.office_number = office_number</text:p>
      <text:p text:style-name="Text_20_body">self.years_as_principal = years_as_principal</text:p>
      <text:p text:style-name="Text_20_body">self.departments = departments or []</text:p>
      <text:p text:style-name="Text_20_body">def evaluate_teacher(self, teacher, feedback):</text:p>
      <text:p text:style-name="Text_20_body">return f"Evaluated {teacher.get_name()}: {feedback}"</text:p>
      <text:p text:style-name="Text_20_body">def get_school_summary(self, school):</text:p>
      <text:p text:style-name="Text_20_body">return repr(school)</text:p>
      <text:p text:style-name="Text_20_body">class Medic(Employee):</text:p>
      <text:p text:style-name="Text_20_body">def __init__(self, employeeID, fName, lName, dob, address, contact_number, email, start_date, license_number, office_location):</text:p>
      <text:p text:style-name="Text_20_body">super().__init__(employeeID, fName, lName, dob, address, contact_number, email, start_date)</text:p>
      <text:p text:style-name="Text_20_body">self.license_number = license_number</text:p>
      <text:p text:style-name="Text_20_body">self.office_location = office_location</text:p>
      <text:p text:style-name="Text_20_body">self.emergency_contacts = {}</text:p>
      <text:p text:style-name="Text_20_body">def record_incident(self, student, incident):</text:p>
      <text:p text:style-name="Text_20_body">print(f"Recorded incident for {student.get_name()}: {incident}")</text:p>
      <text:p text:style-name="Text_20_body">def get_medical_summary(self):</text:p>
      <text:p text:style-name="Text_20_body">return f"Medic {self.get_name()}, License: {self.license_number}"</text:p>
      <text:p text:style-name="Text_20_body"><text:soft-page-break/>def alert_guardian(self, student):</text:p>
      <text:p text:style-name="Text_20_body">print(f"Alert sent to {student.nameParGar1} ({student.contactDetParGar1}) and {student.nameParGar2} ({student.contactDetParGar2})")</text:p>
      <text:p text:style-name="Text_20_body">class Administrator(Employee):</text:p>
      <text:p text:style-name="Text_20_body">def __init__(self, employeeID, fName, lName, dob, address, contact_number, email, start_date, department, office_hours, responsibilities=None):</text:p>
      <text:p text:style-name="Text_20_body">super().__init__(employeeID, fName, lName, dob, address, contact_number, email, start_date)</text:p>
      <text:p text:style-name="Text_20_body">self.department = department</text:p>
      <text:p text:style-name="Text_20_body">self.office_hours = office_hours</text:p>
      <text:p text:style-name="Text_20_body">self.responsibilities = responsibilities or []</text:p>
      <text:p text:style-name="Text_20_body">def enroll_student(self, school, student):</text:p>
      <text:p text:style-name="Text_20_body">school.register_student(student)</text:p>
      <text:p text:style-name="Text_20_body">def schedule_meeting(self, with_whom, time):</text:p>
      <text:p text:style-name="Text_20_body">return f"Meeting with {with_whom} scheduled at {time}"</text:p>
      <text:p text:style-name="Text_20_body">def generate_report(self):</text:p>
      <text:p text:style-name="Text_20_body">return f"{self.get_name()}'s Report: Responsibilities - {', '.join(self.responsibilities)}"</text:p>
      <text:p text:style-name="Text_20_body">class Counselor(Employee):</text:p>
      <text:p text:style-name="Text_20_body">def __init__(self, employeeID, fName, lName, dob, address, contact_number, email, start_date, cert_id, specializations=None):</text:p>
      <text:p text:style-name="Text_20_body">super().__init__(employeeID, fName, lName, dob, address, contact_number, email, start_date)</text:p>
      <text:p text:style-name="Text_20_body">self.cert_id = cert_id</text:p>
      <text:p text:style-name="Text_20_body">self.specializations = specializations or []</text:p>
      <text:p text:style-name="Text_20_body">self.student_notes = {}</text:p>
      <text:p text:style-name="Text_20_body">def schedule_session(self, student, time):</text:p>
      <text:p text:style-name="Text_20_body">return f"Session with {student.get_name()} scheduled at {time}"</text:p>
      <text:p text:style-name="Text_20_body">def log_note(self, student, note):</text:p>
      <text:p text:style-name="Text_20_body">if student.studentID not in self.student_notes:</text:p>
      <text:p text:style-name="Text_20_body">self.student_notes[student.studentID] = []</text:p>
      <text:p text:style-name="Text_20_body">self.student_notes[student.studentID].append(note)</text:p>
      <text:p text:style-name="Text_20_body">def recommend_course(self, student, course):</text:p>
      <text:p text:style-name="Text_20_body">return f"Recommended course '{course}' for {student.get_name()}"</text:p>
      <text:p text:style-name="Text_20_body">csv_loader.py:</text:p>
      <text:p text:style-name="Text_20_body">import csv</text:p>
      <text:p text:style-name="Text_20_body"><text:soft-page-break/>from student import Student</text:p>
      <text:p text:style-name="Text_20_body">from subject import SubjectStudent</text:p>
      <text:p text:style-name="Text_20_body">from employee import Teacher</text:p>
      <text:p text:style-name="Text_20_body">def find_student_by_id(student_id, students):</text:p>
      <text:p text:style-name="Text_20_body">"""Find a student by ID in a list of students"""</text:p>
      <text:p text:style-name="Text_20_body">for student in students:</text:p>
      <text:p text:style-name="Text_20_body">if student.studentID == student_id:</text:p>
      <text:p text:style-name="Text_20_body">return student</text:p>
      <text:p text:style-name="Text_20_body">return None</text:p>
      <text:p text:style-name="Text_20_body">def find_employee_by_id(employee_id, employees):</text:p>
      <text:p text:style-name="Text_20_body">"""Find an employee by ID in a list of employees"""</text:p>
      <text:p text:style-name="Text_20_body">for employee in employees:</text:p>
      <text:p text:style-name="Text_20_body">if employee.employeeID == employee_id:</text:p>
      <text:p text:style-name="Text_20_body">return employee</text:p>
      <text:p text:style-name="Text_20_body">return None</text:p>
      <text:p text:style-name="Text_20_body">def load_students_from_csv(filename):</text:p>
      <text:p text:style-name="Text_20_body">"""Load basic student data and return a list of Student objects"""</text:p>
      <text:p text:style-name="Text_20_body">students = []</text:p>
      <text:p text:style-name="Text_20_body"># Open and read CSV, create basic Student objects with core attributes</text:p>
      <text:p text:style-name="Text_20_body"># Return list of Student objects</text:p>
      <text:p text:style-name="Text_20_body">try:</text:p>
      <text:p text:style-name="Text_20_body">with open(filename, 'r', newline='', encoding='utf-8') as csvfile:</text:p>
      <text:p text:style-name="Text_20_body">reader = csv.DictReader(csvfile)</text:p>
      <text:p text:style-name="Text_20_body">for row in reader:</text:p>
      <text:p text:style-name="Text_20_body">try:</text:p>
      <text:p text:style-name="Text_20_body"># Create a list of subjects if provided</text:p>
      <text:p text:style-name="Text_20_body">subjects = []</text:p>
      <text:p text:style-name="Text_20_body">if 'schoolSubjects' in row and row['schoolSubjects']:</text:p>
      <text:p text:style-name="Text_20_body">subjects = [subj.strip() for subj in row['schoolSubjects'].split(',')]</text:p>
      <text:p text:style-name="Text_20_body"># Create empty subject_grades dictionary</text:p>
      <text:p text:style-name="Text_20_body">subject_grades = {}</text:p>
      <text:p text:style-name="Text_20_body"># Convert age and postcode to integers</text:p>
      <text:p text:style-name="Text_20_body"><text:soft-page-break/>age = int(row.get('age', 0))</text:p>
      <text:p text:style-name="Text_20_body"># postcode = int(row.get('addressPostCode', 0))</text:p>
      <text:p text:style-name="Text_20_body"># Convert contact details to integers if they exist</text:p>
      <text:p text:style-name="Text_20_body">contact1 = int(row.get('contactDetParGar1', 0)) if row.get('contactDetParGar1') else 0</text:p>
      <text:p text:style-name="Text_20_body">contact2 = int(row.get('contactDetParGar2', 0)) if row.get('contactDetParGar2') else 0</text:p>
      <text:p text:style-name="Text_20_body"># Create new student object</text:p>
      <text:p text:style-name="Text_20_body">student = Student(</text:p>
      <text:p text:style-name="Text_20_body">studentID=row.get('studentID', ''),</text:p>
      <text:p text:style-name="Text_20_body">fName=row.get('fName', ''),</text:p>
      <text:p text:style-name="Text_20_body">mName=row.get('mName', ''),</text:p>
      <text:p text:style-name="Text_20_body">lName=row.get('lName', ''),</text:p>
      <text:p text:style-name="Text_20_body">age=age,</text:p>
      <text:p text:style-name="Text_20_body">addressL1=row.get('addressL1', ''),</text:p>
      <text:p text:style-name="Text_20_body">addressL2=row.get('addressL2', ''),</text:p>
      <text:p text:style-name="Text_20_body">addressL3=row.get('addressL3', ''),</text:p>
      <text:p text:style-name="Text_20_body">addressPostCode=row.get('addressPostCode', ''),</text:p>
      <text:p text:style-name="Text_20_body">addressCounty=row.get('addressCounty', ''),</text:p>
      <text:p text:style-name="Text_20_body">schoolYear=row.get('schoolYear', ''),</text:p>
      <text:p text:style-name="Text_20_body">schoolSubjects=subjects,</text:p>
      <text:p text:style-name="Text_20_body">nameParGar1=row.get('nameParGar1', ''),</text:p>
      <text:p text:style-name="Text_20_body">nameParGar2=row.get('nameParGar2', ''),</text:p>
      <text:p text:style-name="Text_20_body">contactDetParGar1=contact1,</text:p>
      <text:p text:style-name="Text_20_body">contactDetParGar2=contact2,</text:p>
      <text:p text:style-name="Text_20_body">subject_grades=subject_grades</text:p>
      <text:p text:style-name="Text_20_body">)</text:p>
      <text:p text:style-name="Text_20_body">students.append(student)</text:p>
      <text:p text:style-name="Text_20_body">except (ValueError, KeyError) as e:</text:p>
      <text:p text:style-name="Text_20_body">print(f"Error processing student row: {e}")</text:p>
      <text:p text:style-name="Text_20_body">continue</text:p>
      <text:p text:style-name="Text_20_body">except FileNotFoundError:</text:p>
      <text:p text:style-name="Text_20_body">print(f"Error: File {filename} not found")</text:p>
      <text:p text:style-name="Text_20_body">except Exception as e:</text:p>
      <text:p text:style-name="Text_20_body"><text:soft-page-break/>print(f"Error reading from {filename}: {e}")</text:p>
      <text:p text:style-name="Text_20_body">print(f"Loaded {len(students)} students from {filename}")</text:p>
      <text:p text:style-name="Text_20_body">return students</text:p>
      <text:p text:style-name="Text_20_body">def load_employees_from_csv(filename):</text:p>
      <text:p text:style-name="Text_20_body">"""Load basic employee data and return a list of Employee objects"""</text:p>
      <text:p text:style-name="Text_20_body">from employee import Teacher, Principal, Medic, Administrator, Counselor # Import all employee classes</text:p>
      <text:p text:style-name="Text_20_body">employees = []</text:p>
      <text:p text:style-name="Text_20_body">try:</text:p>
      <text:p text:style-name="Text_20_body">with open(filename, 'r', newline='', encoding='utf-8') as csvfile:</text:p>
      <text:p text:style-name="Text_20_body">reader = csv.DictReader(csvfile)</text:p>
      <text:p text:style-name="Text_20_body">for row in reader:</text:p>
      <text:p text:style-name="Text_20_body">try:</text:p>
      <text:p text:style-name="Text_20_body">emp_type = row.get('Type', '').strip() # Don't convert to lowercase</text:p>
      <text:p text:style-name="Text_20_body">if not emp_type:</text:p>
      <text:p text:style-name="Text_20_body">print(f"Skipping row with missing employee Type: {row}")</text:p>
      <text:p text:style-name="Text_20_body">continue</text:p>
      <text:p text:style-name="Text_20_body"># Common fields</text:p>
      <text:p text:style-name="Text_20_body">employeeID = row.get('employeeID', '')</text:p>
      <text:p text:style-name="Text_20_body">fName = row.get('fName', '')</text:p>
      <text:p text:style-name="Text_20_body">lName = row.get('lName', '')</text:p>
      <text:p text:style-name="Text_20_body">dob = row.get('dob', '')</text:p>
      <text:p text:style-name="Text_20_body">address = row.get('address', '')</text:p>
      <text:p text:style-name="Text_20_body">contact_number = row.get('contact_number', '')</text:p>
      <text:p text:style-name="Text_20_body">email = row.get('email', '')</text:p>
      <text:p text:style-name="Text_20_body">start_date = row.get('start_date', '')</text:p>
      <text:p text:style-name="Text_20_body">if emp_type == 'Teacher':</text:p>
      <text:p text:style-name="Text_20_body"># Get extra data here from the CSV</text:p>
      <text:p text:style-name="Text_20_body">subjects_str = row.get('Subjects', '')</text:p>
      <text:p text:style-name="Text_20_body">subjects = [s.strip() for s in subjects_str.split(',') if s.strip()]</text:p>
      <text:p text:style-name="Text_20_body">years_teaching_str = row.get('YearsTeaching', '0')</text:p>
      <text:p text:style-name="Text_20_body">try:</text:p>
      <text:p text:style-name="Text_20_body"><text:soft-page-break/>years_teaching = int(years_teaching_str)</text:p>
      <text:p text:style-name="Text_20_body">except ValueError:</text:p>
      <text:p text:style-name="Text_20_body">years_teaching = 0</text:p>
      <text:p text:style-name="Text_20_body">print(f"Invalid YearsTeaching value '{years_teaching_str}' for teacher {fName} {lName}, defaulting to 0.")</text:p>
      <text:p text:style-name="Text_20_body">emp = Teacher(employeeID, fName, lName, dob, address, contact_number, email, start_date,</text:p>
      <text:p text:style-name="Text_20_body">subjects=subjects, years_teaching=years_teaching)</text:p>
      <text:p text:style-name="Text_20_body">elif emp_type == 'Principal': # Case sensitive</text:p>
      <text:p text:style-name="Text_20_body">office_number = "Office-" + employeeID # Default value</text:p>
      <text:p text:style-name="Text_20_body">years_as_principal = 0 # Default value</text:p>
      <text:p text:style-name="Text_20_body">departments = [] # Default value</text:p>
      <text:p text:style-name="Text_20_body">emp = Principal(employeeID, fName, lName, dob, address, contact_number, email, start_date,</text:p>
      <text:p text:style-name="Text_20_body">office_number=office_number, years_as_principal=years_as_principal, </text:p>
      <text:p text:style-name="Text_20_body">departments=departments)</text:p>
      <text:p text:style-name="Text_20_body">elif emp_type == 'Medic': # Case sensitive</text:p>
      <text:p text:style-name="Text_20_body">license_number = "LIC-" + employeeID # Default value</text:p>
      <text:p text:style-name="Text_20_body">office_location = "Medical Wing" # Default value</text:p>
      <text:p text:style-name="Text_20_body">emp = Medic(employeeID, fName, lName, dob, address, contact_number, email, start_date,</text:p>
      <text:p text:style-name="Text_20_body">license_number=license_number, office_location=office_location)</text:p>
      <text:p text:style-name="Text_20_body">elif emp_type == 'Administrator': # Case sensitive</text:p>
      <text:p text:style-name="Text_20_body">department = "Administration" # Default value</text:p>
      <text:p text:style-name="Text_20_body">office_hours = "9-5" # Default value</text:p>
      <text:p text:style-name="Text_20_body">responsibilities = [] # Default value</text:p>
      <text:p text:style-name="Text_20_body">emp = Administrator(employeeID, fName, lName, dob, address, contact_number, email, start_date,</text:p>
      <text:p text:style-name="Text_20_body">department=department, office_hours=office_hours, </text:p>
      <text:p text:style-name="Text_20_body">responsibilities=responsibilities)</text:p>
      <text:p text:style-name="Text_20_body">elif emp_type == 'Counselor': # Case sensitive</text:p>
      <text:p text:style-name="Text_20_body">cert_id = "CERT-" + employeeID # Default value</text:p>
      <text:p text:style-name="Text_20_body">specializations = [] # Default value</text:p>
      <text:p text:style-name="Text_20_body">emp = Counselor(employeeID, fName, lName, dob, address, contact_number, email, start_date,</text:p>
      <text:p text:style-name="Text_20_body">cert_id=cert_id, specializations=specializations)</text:p>
      <text:p text:style-name="Text_20_body">else:</text:p>
      <text:p text:style-name="Text_20_body"><text:soft-page-break/>print(f"Unknown employee type '{emp_type}' in row: {row}")</text:p>
      <text:p text:style-name="Text_20_body">continue</text:p>
      <text:p text:style-name="Text_20_body">employees.append(emp)</text:p>
      <text:p text:style-name="Text_20_body">except Exception as e:</text:p>
      <text:p text:style-name="Text_20_body">print(f"Error processing employee row: {row}\n → {e}")</text:p>
      <text:p text:style-name="Text_20_body">continue</text:p>
      <text:p text:style-name="Text_20_body">except FileNotFoundError:</text:p>
      <text:p text:style-name="Text_20_body">print(f"Error: File {filename} not found")</text:p>
      <text:p text:style-name="Text_20_body">except Exception as e:</text:p>
      <text:p text:style-name="Text_20_body">print(f"Error reading from {filename}: {e}")</text:p>
      <text:p text:style-name="Text_20_body">print(f"Loaded {len(employees)} employees from {filename}")</text:p>
      <text:p text:style-name="Text_20_body">return employees</text:p>
      <text:p text:style-name="Text_20_body">def load_math_grades_from_csv(filename, students):</text:p>
      <text:p text:style-name="Text_20_body">"""Add math grades to existing students"""</text:p>
      <text:p text:style-name="Text_20_body">count = 0</text:p>
      <text:p text:style-name="Text_20_body">try:</text:p>
      <text:p text:style-name="Text_20_body">with open(filename, 'r', newline='', encoding='utf-8') as csvfile:</text:p>
      <text:p text:style-name="Text_20_body">reader = csv.DictReader(csvfile)</text:p>
      <text:p text:style-name="Text_20_body">for row in reader:</text:p>
      <text:p text:style-name="Text_20_body">try:</text:p>
      <text:p text:style-name="Text_20_body"># Find matching student by ID</text:p>
      <text:p text:style-name="Text_20_body">student_id = row.get('studentID')</text:p>
      <text:p text:style-name="Text_20_body">student = find_student_by_id(student_id, students)</text:p>
      <text:p text:style-name="Text_20_body">if student:</text:p>
      <text:p text:style-name="Text_20_body"># Add Mathematics to student's subjects if not already present</text:p>
      <text:p text:style-name="Text_20_body">if "Mathematics" not in student.schoolSubjects:</text:p>
      <text:p text:style-name="Text_20_body">student.schoolSubjects.append("Mathematics")</text:p>
      <text:p text:style-name="Text_20_body"># If we have detailed grade data</text:p>
      <text:p text:style-name="Text_20_body">if all(key in row for key in ['quiz1', 'quiz2', 'quiz3', 'quiz4', 'quiz5', 'test1', 'test2', 'finalExam']):</text:p>
      <text:p text:style-name="Text_20_body"># Store raw scores for calculation</text:p>
      <text:p text:style-name="Text_20_body">quizzes = [</text:p>
      <text:p text:style-name="Text_20_body">float(row.get('quiz1', 0)),</text:p>
      <text:p text:style-name="Text_20_body"><text:soft-page-break/>float(row.get('quiz2', 0)),</text:p>
      <text:p text:style-name="Text_20_body">float(row.get('quiz3', 0)),</text:p>
      <text:p text:style-name="Text_20_body">float(row.get('quiz4', 0)),</text:p>
      <text:p text:style-name="Text_20_body">float(row.get('quiz5', 0))</text:p>
      <text:p text:style-name="Text_20_body">]</text:p>
      <text:p text:style-name="Text_20_body">test1 = float(row.get('test1', 0))</text:p>
      <text:p text:style-name="Text_20_body">test2 = float(row.get('test2', 0))</text:p>
      <text:p text:style-name="Text_20_body">final_exam = float(row.get('finalExam', 0))</text:p>
      <text:p text:style-name="Text_20_body"># Store all grades in a list attribute</text:p>
      <text:p text:style-name="Text_20_body">student.mathGrades = quizzes + [test1, test2, final_exam]</text:p>
      <text:p text:style-name="Text_20_body"># If we just have a test score</text:p>
      <text:p text:style-name="Text_20_body">elif 'lastTestScore' in row:</text:p>
      <text:p text:style-name="Text_20_body">test_score = float(row.get('lastTestScore', 0))</text:p>
      <text:p text:style-name="Text_20_body"># Create a SubjectStudent object for Mathematics</text:p>
      <text:p text:style-name="Text_20_body">math_subject = SubjectStudent(</text:p>
      <text:p text:style-name="Text_20_body">student=student,</text:p>
      <text:p text:style-name="Text_20_body">subject_name="Mathematics",</text:p>
      <text:p text:style-name="Text_20_body">subject_level=row.get('level', ''),</text:p>
      <text:p text:style-name="Text_20_body">subject_class_number=row.get('classNumber', ''),</text:p>
      <text:p text:style-name="Text_20_body">subject_teacher=row.get('teacher', ''),</text:p>
      <text:p text:style-name="Text_20_body">last_test_score=test_score</text:p>
      <text:p text:style-name="Text_20_body">)</text:p>
      <text:p text:style-name="Text_20_body"># Add direct math attributes for compatibility with older code</text:p>
      <text:p text:style-name="Text_20_body">student.mathLastTestScore = test_score</text:p>
      <text:p text:style-name="Text_20_body">student.mathGrade = test_score</text:p>
      <text:p text:style-name="Text_20_body"># Update subject_grades dictionary</text:p>
      <text:p text:style-name="Text_20_body">student.subject_grades["Mathematics"] = test_score</text:p>
      <text:p text:style-name="Text_20_body">count += 1</text:p>
      <text:p text:style-name="Text_20_body">except (ValueError, KeyError) as e:</text:p>
      <text:p text:style-name="Text_20_body">print(f"Error processing math grade row: {e}")</text:p>
      <text:p text:style-name="Text_20_body">continue</text:p>
      <text:p text:style-name="Text_20_body">except FileNotFoundError:</text:p>
      <text:p text:style-name="Text_20_body"><text:soft-page-break/>print(f"Error: File {filename} not found")</text:p>
      <text:p text:style-name="Text_20_body">except Exception as e:</text:p>
      <text:p text:style-name="Text_20_body">print(f"Error reading from {filename}: {e}")</text:p>
      <text:p text:style-name="Text_20_body">print(f"Updated {count} students with math grades from {filename}")</text:p>
      <text:p text:style-name="Text_20_body">return students</text:p>
      <text:p text:style-name="Text_20_body">def load_english_grades_from_csv(filename, students):</text:p>
      <text:p text:style-name="Text_20_body">"""Add english grades to existing students"""</text:p>
      <text:p text:style-name="Text_20_body">count = 0</text:p>
      <text:p text:style-name="Text_20_body">try:</text:p>
      <text:p text:style-name="Text_20_body">with open(filename, 'r', newline='', encoding='utf-8') as csvfile:</text:p>
      <text:p text:style-name="Text_20_body">reader = csv.DictReader(csvfile)</text:p>
      <text:p text:style-name="Text_20_body">for row in reader:</text:p>
      <text:p text:style-name="Text_20_body">try:</text:p>
      <text:p text:style-name="Text_20_body"># Find matching student by ID</text:p>
      <text:p text:style-name="Text_20_body">student_id = row.get('studentID')</text:p>
      <text:p text:style-name="Text_20_body">student = find_student_by_id(student_id, students)</text:p>
      <text:p text:style-name="Text_20_body">if student:</text:p>
      <text:p text:style-name="Text_20_body"># Add English to student's subjects if not already present</text:p>
      <text:p text:style-name="Text_20_body">if "English" not in student.schoolSubjects:</text:p>
      <text:p text:style-name="Text_20_body">student.schoolSubjects.append("English")</text:p>
      <text:p text:style-name="Text_20_body"># If we have detailed grade data</text:p>
      <text:p text:style-name="Text_20_body">if all(key in row for key in ['attendance', 'quiz1', 'quiz2', 'finalExam']):</text:p>
      <text:p text:style-name="Text_20_body"># Store individual scores for calculation</text:p>
      <text:p text:style-name="Text_20_body">student.englishAttendance = float(row.get('attendance', 0))</text:p>
      <text:p text:style-name="Text_20_body">student.englishQuiz1 = float(row.get('quiz1', 0))</text:p>
      <text:p text:style-name="Text_20_body">student.englishQuiz2 = float(row.get('quiz2', 0))</text:p>
      <text:p text:style-name="Text_20_body">student.englishFinalExam = float(row.get('finalExam', 0))</text:p>
      <text:p text:style-name="Text_20_body"># If we just have a test score</text:p>
      <text:p text:style-name="Text_20_body">elif 'lastTestScore' in row:</text:p>
      <text:p text:style-name="Text_20_body">test_score = float(row.get('lastTestScore', 0))</text:p>
      <text:p text:style-name="Text_20_body"># Create a SubjectStudent object for English</text:p>
      <text:p text:style-name="Text_20_body">english_subject = SubjectStudent(</text:p>
      <text:p text:style-name="Text_20_body"><text:soft-page-break/>student=student,</text:p>
      <text:p text:style-name="Text_20_body">subject_name="English",</text:p>
      <text:p text:style-name="Text_20_body">subject_level=row.get('level', ''),</text:p>
      <text:p text:style-name="Text_20_body">subject_class_number=row.get('classNumber', ''),</text:p>
      <text:p text:style-name="Text_20_body">subject_teacher=row.get('teacher', ''),</text:p>
      <text:p text:style-name="Text_20_body">last_test_score=test_score</text:p>
      <text:p text:style-name="Text_20_body">)</text:p>
      <text:p text:style-name="Text_20_body"># Add direct english attributes for compatibility with older code</text:p>
      <text:p text:style-name="Text_20_body">student.englishLastTestScore = test_score</text:p>
      <text:p text:style-name="Text_20_body">student.englishGrade = test_score</text:p>
      <text:p text:style-name="Text_20_body"># Update subject_grades dictionary</text:p>
      <text:p text:style-name="Text_20_body">student.subject_grades["English"] = test_score</text:p>
      <text:p text:style-name="Text_20_body">count += 1</text:p>
      <text:p text:style-name="Text_20_body">except (ValueError, KeyError) as e:</text:p>
      <text:p text:style-name="Text_20_body">print(f"Error processing English grade row: {e}")</text:p>
      <text:p text:style-name="Text_20_body">continue</text:p>
      <text:p text:style-name="Text_20_body">except FileNotFoundError:</text:p>
      <text:p text:style-name="Text_20_body">print(f"Error: File {filename} not found")</text:p>
      <text:p text:style-name="Text_20_body">except Exception as e:</text:p>
      <text:p text:style-name="Text_20_body">print(f"Error reading from {filename}: {e}")</text:p>
      <text:p text:style-name="Text_20_body">print(f"Updated {count} students with English grades from {filename}")</text:p>
      <text:p text:style-name="Text_20_body">return students</text:p>
      <text:p text:style-name="Text_20_body">def load_history_grades_from_csv(filename, students):</text:p>
      <text:p text:style-name="Text_20_body">"""Add history grades to existing students"""</text:p>
      <text:p text:style-name="Text_20_body">count = 0</text:p>
      <text:p text:style-name="Text_20_body">try:</text:p>
      <text:p text:style-name="Text_20_body">with open(filename, 'r', newline='', encoding='utf-8') as csvfile:</text:p>
      <text:p text:style-name="Text_20_body">reader = csv.DictReader(csvfile)</text:p>
      <text:p text:style-name="Text_20_body">for row in reader:</text:p>
      <text:p text:style-name="Text_20_body">try:</text:p>
      <text:p text:style-name="Text_20_body"># Find matching student by ID</text:p>
      <text:p text:style-name="Text_20_body">student_id = row.get('studentID')</text:p>
      <text:p text:style-name="Text_20_body"><text:soft-page-break/>student = find_student_by_id(student_id, students)</text:p>
      <text:p text:style-name="Text_20_body">if student:</text:p>
      <text:p text:style-name="Text_20_body"># Add History to student's subjects if not already present</text:p>
      <text:p text:style-name="Text_20_body">if "History" not in student.schoolSubjects:</text:p>
      <text:p text:style-name="Text_20_body">student.schoolSubjects.append("History")</text:p>
      <text:p text:style-name="Text_20_body"># If we have detailed grade data</text:p>
      <text:p text:style-name="Text_20_body">if all(key in row for key in ['attendance', 'project', 'exam1', 'exam2']):</text:p>
      <text:p text:style-name="Text_20_body"># Store individual scores for calculation</text:p>
      <text:p text:style-name="Text_20_body">student.historyAttendance = float(row.get('attendance', 0))</text:p>
      <text:p text:style-name="Text_20_body">student.historyProject = float(row.get('project', 0))</text:p>
      <text:p text:style-name="Text_20_body">student.historyExams = [</text:p>
      <text:p text:style-name="Text_20_body">float(row.get('exam1', 0)),</text:p>
      <text:p text:style-name="Text_20_body">float(row.get('exam2', 0))</text:p>
      <text:p text:style-name="Text_20_body">]</text:p>
      <text:p text:style-name="Text_20_body"># If we just have a test score</text:p>
      <text:p text:style-name="Text_20_body">elif 'lastTestScore' in row:</text:p>
      <text:p text:style-name="Text_20_body">test_score = float(row.get('lastTestScore', 0))</text:p>
      <text:p text:style-name="Text_20_body"># Create a SubjectStudent object for History</text:p>
      <text:p text:style-name="Text_20_body">history_subject = SubjectStudent(</text:p>
      <text:p text:style-name="Text_20_body">student=student,</text:p>
      <text:p text:style-name="Text_20_body">subject_name="History",</text:p>
      <text:p text:style-name="Text_20_body">subject_level=row.get('level', ''),</text:p>
      <text:p text:style-name="Text_20_body">subject_class_number=row.get('classNumber', ''),</text:p>
      <text:p text:style-name="Text_20_body">subject_teacher=row.get('teacher', ''),</text:p>
      <text:p text:style-name="Text_20_body">last_test_score=test_score</text:p>
      <text:p text:style-name="Text_20_body">)</text:p>
      <text:p text:style-name="Text_20_body"># Add direct history attributes for compatibility with older code</text:p>
      <text:p text:style-name="Text_20_body">student.historyLastTestScore = test_score</text:p>
      <text:p text:style-name="Text_20_body">student.historyGrade = test_score</text:p>
      <text:p text:style-name="Text_20_body"># Update subject_grades dictionary</text:p>
      <text:p text:style-name="Text_20_body">student.subject_grades["History"] = test_score</text:p>
      <text:p text:style-name="Text_20_body">count += 1</text:p>
      <text:p text:style-name="Text_20_body"><text:soft-page-break/>except (ValueError, KeyError) as e:</text:p>
      <text:p text:style-name="Text_20_body">print(f"Error processing History grade row: {e}")</text:p>
      <text:p text:style-name="Text_20_body">continue</text:p>
      <text:p text:style-name="Text_20_body">except FileNotFoundError:</text:p>
      <text:p text:style-name="Text_20_body">print(f"Error: File {filename} not found")</text:p>
      <text:p text:style-name="Text_20_body">except Exception as e:</text:p>
      <text:p text:style-name="Text_20_body">print(f"Error reading from {filename}: {e}")</text:p>
      <text:p text:style-name="Text_20_body">print(f"Updated {count} students with History grades from {filename}")</text:p>
      <text:p text:style-name="Text_20_body">return students</text:p>
      <text:p text:style-name="Text_20_body">def load_all_data(student_file, math_file=None, english_file=None, history_file=None, employee_file=None):</text:p>
      <text:p text:style-name="Text_20_body">"""Load all student data from CSV files"""</text:p>
      <text:p text:style-name="Text_20_body"># Load basic students first</text:p>
      <text:p text:style-name="Text_20_body">students = load_students_from_csv(student_file)</text:p>
      <text:p text:style-name="Text_20_body"># Load basic employees (teachers)</text:p>
      <text:p text:style-name="Text_20_body">employees = load_employees_from_csv(employee_file)</text:p>
      <text:p text:style-name="Text_20_body"># Add subject data to existing students</text:p>
      <text:p text:style-name="Text_20_body">if math_file:</text:p>
      <text:p text:style-name="Text_20_body">students = load_math_grades_from_csv(math_file, students)</text:p>
      <text:p text:style-name="Text_20_body">if english_file:</text:p>
      <text:p text:style-name="Text_20_body">students = load_english_grades_from_csv(english_file, students)</text:p>
      <text:p text:style-name="Text_20_body">if history_file:</text:p>
      <text:p text:style-name="Text_20_body">students = load_history_grades_from_csv(history_file, students)</text:p>
      <text:p text:style-name="Text_20_body">print(f"Loaded data for {len(students)} students and {len(employees)} employees in total")</text:p>
      <text:p text:style-name="Text_20_body">return students, employees</text:p>
      <text:p text:style-name="Text_20_body">main.py:</text:p>
      <text:p text:style-name="Text_20_body">#!/usr/bin/env python3</text:p>
      <text:p text:style-name="Text_20_body"># main.py - Test script for School Management System</text:p>
      <text:p text:style-name="Text_20_body">from school import School</text:p>
      <text:p text:style-name="Text_20_body">from student import Student</text:p>
      <text:p text:style-name="Text_20_body">from subject import SubjectStudent, create_subject_student</text:p>
      <text:p text:style-name="Text_20_body">from grade_calculator import calculate_and_update_grades_for_students, simple_grade_calculation</text:p>
      <text:p text:style-name="Text_20_body"><text:soft-page-break/>from csv_loader import load_all_data</text:p>
      <text:p text:style-name="Text_20_body">from employee import Teacher # Needed to check isinstance()</text:p>
      <text:p text:style-name="Text_20_body">def test_csv_loading():</text:p>
      <text:p text:style-name="Text_20_body">"""Test loading data from CSV files"""</text:p>
      <text:p text:style-name="Text_20_body">print("\n" + "="*50)</text:p>
      <text:p text:style-name="Text_20_body">print("TESTING CSV LOADING")</text:p>
      <text:p text:style-name="Text_20_body">print("="*50)</text:p>
      <text:p text:style-name="Text_20_body"># Create a school</text:p>
      <text:p text:style-name="Text_20_body">sunnydale = School(</text:p>
      <text:p text:style-name="Text_20_body">name="Sunnydale High School",</text:p>
      <text:p text:style-name="Text_20_body">address="1630 Revello Drive, Sunnydale",</text:p>
      <text:p text:style-name="Text_20_body">telephoneNumber="555-SUNNY",</text:p>
      <text:p text:style-name="Text_20_body">subjects=["Mathematics", "English", "History"]</text:p>
      <text:p text:style-name="Text_20_body">)</text:p>
      <text:p text:style-name="Text_20_body"># Load all student data from CSV files</text:p>
      <text:p text:style-name="Text_20_body">students, employees = load_all_data(</text:p>
      <text:p text:style-name="Text_20_body">student_file="students.csv",</text:p>
      <text:p text:style-name="Text_20_body">employee_file="employees.csv", # Add employee file</text:p>
      <text:p text:style-name="Text_20_body">math_file="math_grades.csv",</text:p>
      <text:p text:style-name="Text_20_body">english_file="english_grades.csv",</text:p>
      <text:p text:style-name="Text_20_body">history_file="history_grades.csv"</text:p>
      <text:p text:style-name="Text_20_body">)</text:p>
      <text:p text:style-name="Text_20_body"># Register each student with the school</text:p>
      <text:p text:style-name="Text_20_body">print("\n--- Registering CSV Students with School ---")</text:p>
      <text:p text:style-name="Text_20_body">for student in students:</text:p>
      <text:p text:style-name="Text_20_body">sunnydale.register_student(student)</text:p>
      <text:p text:style-name="Text_20_body">print(f"School now has {len(sunnydale.students)} registered students")</text:p>
      <text:p text:style-name="Text_20_body"># Register each employee or teacher with the school (if necessary)</text:p>
      <text:p text:style-name="Text_20_body">print("\n--- Registering CSV Teachers with School ---")</text:p>
      <text:p text:style-name="Text_20_body">for emp in employees:</text:p>
      <text:p text:style-name="Text_20_body">if isinstance(emp, Teacher):</text:p>
      <text:p text:style-name="Text_20_body">sunnydale.register_teacher(emp)</text:p>
      <text:p text:style-name="Text_20_body"><text:soft-page-break/>else:</text:p>
      <text:p text:style-name="Text_20_body">sunnydale.register_employee(emp)</text:p>
      <text:p text:style-name="Text_20_body">print(f"School now has {len(sunnydale.teachers)} registered teachers")</text:p>
      <text:p text:style-name="Text_20_body">print(f"Total employees (including teachers): {len(sunnydale.employees)}")</text:p>
      <text:p text:style-name="Text_20_body">print(f"School now has {len(sunnydale.teachers)} registered teachers")</text:p>
      <text:p text:style-name="Text_20_body"># Apply the grade calculation for students</text:p>
      <text:p text:style-name="Text_20_body">print("\n--- Calculating Final Grades for CSV Students ---")</text:p>
      <text:p text:style-name="Text_20_body">calculate_and_update_grades_for_students(sunnydale.get_all_students())</text:p>
      <text:p text:style-name="Text_20_body"># Display student information</text:p>
      <text:p text:style-name="Text_20_body">print("\n--- CSV Student Information ---")</text:p>
      <text:p text:style-name="Text_20_body">for student in sunnydale.get_all_students():</text:p>
      <text:p text:style-name="Text_20_body">print(student.get_summary_student_data())</text:p>
      <text:p text:style-name="Text_20_body">if hasattr(student, 'subject_grades') and student.subject_grades:</text:p>
      <text:p text:style-name="Text_20_body">print("Subject Grades:")</text:p>
      <text:p text:style-name="Text_20_body">for subject, grade in student.subject_grades.items():</text:p>
      <text:p text:style-name="Text_20_body">print(f" {subject}: {grade}")</text:p>
      <text:p text:style-name="Text_20_body">overall_avg = student.calculate_overall_average()</text:p>
      <text:p text:style-name="Text_20_body">if overall_avg is not None:</text:p>
      <text:p text:style-name="Text_20_body">print(f"Overall Average: {overall_avg:.2f}")</text:p>
      <text:p text:style-name="Text_20_body">print("-" * 40)</text:p>
      <text:p text:style-name="Text_20_body"># Display teacher information</text:p>
      <text:p text:style-name="Text_20_body">print("\n--- CSV Teacher Information ---")</text:p>
      <text:p text:style-name="Text_20_body">for teacher in sunnydale.get_all_teachers(): # Assuming you have a method to get all teachers</text:p>
      <text:p text:style-name="Text_20_body">print(f"Teacher: {teacher.fName} {teacher.lName} (ID: {teacher.employeeID})")</text:p>
      <text:p text:style-name="Text_20_body">print(f" Subjects: {', '.join(teacher.subjects)}")</text:p>
      <text:p text:style-name="Text_20_body">print(f" Years of Teaching: {teacher.years_teaching}")</text:p>
      <text:p text:style-name="Text_20_body">print(f" Contact: {teacher.contact_number}, {teacher.email}")</text:p>
      <text:p text:style-name="Text_20_body">print("-" * 40)</text:p>
      <text:p text:style-name="Text_20_body"># Test some school reporting methods</text:p>
      <text:p text:style-name="Text_20_body">print("\n--- School Reports ---")</text:p>
      <text:p text:style-name="Text_20_body">print("Students in Year 11:")</text:p>
      <text:p text:style-name="Text_20_body">print(sunnydale.list_students_by_year(11))</text:p>
      <text:p text:style-name="Text_20_body"><text:soft-page-break/>print("Students taking History:")</text:p>
      <text:p text:style-name="Text_20_body">print(sunnydale.list_students_by_subject("History"))</text:p>
      <text:p text:style-name="Text_20_body"># Get average grade for each subject</text:p>
      <text:p text:style-name="Text_20_body">print("\n--- Subject Average Grades ---")</text:p>
      <text:p text:style-name="Text_20_body">for subject in ["Mathematics", "English", "History"]:</text:p>
      <text:p text:style-name="Text_20_body">avg = sunnydale.get_average_grade(subject)</text:p>
      <text:p text:style-name="Text_20_body">if avg is not None:</text:p>
      <text:p text:style-name="Text_20_body">print(f"Average grade for {subject}: {avg}")</text:p>
      <text:p text:style-name="Text_20_body"># Find students with specific criteria</text:p>
      <text:p text:style-name="Text_20_body">print("\n--- Find Students by Name ---")</text:p>
      <text:p text:style-name="Text_20_body">smith_students = sunnydale.find_students_by_name(last_name="Smith")</text:p>
      <text:p text:style-name="Text_20_body">for student in smith_students:</text:p>
      <text:p text:style-name="Text_20_body">print(f"Found: {student.fName} {student.lName} (ID: {student.studentID})")</text:p>
      <text:p text:style-name="Text_20_body">return sunnydale</text:p>
      <text:p text:style-name="Text_20_body">def main():</text:p>
      <text:p text:style-name="Text_20_body">"""Main function to run the tests"""</text:p>
      <text:p text:style-name="Text_20_body">print("\n" + "*"*70)</text:p>
      <text:p text:style-name="Text_20_body">print("SCHOOL MANAGEMENT SYSTEM TEST SUITE")</text:p>
      <text:p text:style-name="Text_20_body">print("*"*70)</text:p>
      <text:p text:style-name="Text_20_body"># Test CSV loading</text:p>
      <text:p text:style-name="Text_20_body">sunnydale = test_csv_loading()</text:p>
      <text:p text:style-name="Text_20_body">print("\n" + "*"*70)</text:p>
      <text:p text:style-name="Text_20_body">print("ALL TESTS COMPLETED")</text:p>
      <text:p text:style-name="Text_20_body">print("*"*70)</text:p>
      <text:p text:style-name="Text_20_body"># This ensures main() gets called when you run the script</text:p>
      <text:p text:style-name="Text_20_body">if __name__ == "__main__":</text:p>
      <text:p text:style-name="Text_20_body">main()</text:p>
      <text:p text:style-name="Text_20_body">Update main.py so that I can continue to import student data, employee data, subject-specific data and grades from csv files like the current main does. Give me summaries of the student population (id, subjects taken, teachers for each subject, overall grades, continuous assessment grades), of the employees (id for each employee, fuction and for teachers subjects taught) and a summary of details of the school (name, address, number of students, number of employees, number of teachers, subjects offered)</text:p>
      <text:p text:style-name="Standard"><text:soft-page-break/>#!/usr/bin/env python3</text:p>
      <text:p text:style-name="Standard"># main.py - Entry point for School Management System (interactive CLI and test suite)</text:p>
      <text:p text:style-name="Standard">import sys</text:p>
      <text:p text:style-name="Standard">from school import School</text:p>
      <text:p text:style-name="Standard">from csv_loader import load_all_data</text:p>
      <text:p text:style-name="Standard">from grade_calculator import calculate_and_update_grades_for_students</text:p>
      <text:p text:style-name="Standard">from employee import Teacher</text:p>
      <text:p text:style-name="Standard">import cli_helper</text:p>
      <text:p text:style-name="Standard"/>
      <text:p text:style-name="Standard">def test_csv_loading():</text:p>
      <text:p text:style-name="Standard"><text:s text:c="4"/>"""Test loading data from CSV files"""</text:p>
      <text:p text:style-name="Standard"><text:s text:c="4"/>print("\n" + "="*50)</text:p>
      <text:p text:style-name="Standard"><text:s text:c="4"/>print("TESTING CSV LOADING")</text:p>
      <text:p text:style-name="Standard"><text:s text:c="4"/>print("="*50)</text:p>
      <text:p text:style-name="Standard"><text:s text:c="4"/></text:p>
      <text:p text:style-name="Standard"><text:s text:c="4"/># Create a school</text:p>
      <text:p text:style-name="Standard"><text:s text:c="4"/>sunnydale = School(</text:p>
      <text:p text:style-name="Standard"><text:s text:c="8"/>name="Sunnydale High School",</text:p>
      <text:p text:style-name="Standard"><text:s text:c="8"/>address="1630 Revello Drive, Sunnydale",</text:p>
      <text:p text:style-name="Standard"><text:s text:c="8"/>telephoneNumber="555-SUNNY",</text:p>
      <text:p text:style-name="Standard"><text:s text:c="8"/>subjects=["Mathematics", "English", "History"]</text:p>
      <text:p text:style-name="Standard"><text:s text:c="4"/>)</text:p>
      <text:p text:style-name="Standard"><text:s text:c="4"/></text:p>
      <text:p text:style-name="Standard"><text:s text:c="4"/># Load all student and employee data from CSV files</text:p>
      <text:p text:style-name="Standard"><text:s text:c="4"/>students, employees = load_all_data(</text:p>
      <text:p text:style-name="Standard"><text:s text:c="8"/>student_file="students.csv",</text:p>
      <text:p text:style-name="Standard"><text:s text:c="8"/>employee_file="employees.csv",</text:p>
      <text:p text:style-name="Standard"><text:s text:c="8"/>math_file="math_grades.csv",</text:p>
      <text:p text:style-name="Standard"><text:s text:c="8"/>english_file="english_grades.csv",</text:p>
      <text:p text:style-name="Standard"><text:s text:c="8"/>history_file="history_grades.csv"</text:p>
      <text:p text:style-name="Standard"><text:s text:c="4"/>)</text:p>
      <text:p text:style-name="Standard"><text:s text:c="4"/></text:p>
      <text:p text:style-name="Standard"><text:s text:c="4"/># Register each student with the school</text:p>
      <text:p text:style-name="Standard"><text:s text:c="4"/>for student in students:</text:p>
      <text:p text:style-name="Standard"><text:s text:c="8"/>sunnydale.register_student(student)</text:p>
      <text:p text:style-name="Standard"><text:s text:c="4"/>print(f"Registered {len(sunnydale.get_all_students())} students.")</text:p>
      <text:p text:style-name="Standard"><text:s text:c="4"/></text:p>
      <text:p text:style-name="Standard"><text:s text:c="4"/># Register employees</text:p>
      <text:p text:style-name="Standard"><text:s text:c="4"/>for emp in employees:</text:p>
      <text:p text:style-name="Standard"><text:s text:c="8"/>if isinstance(emp, Teacher):</text:p>
      <text:p text:style-name="Standard"><text:s text:c="12"/>sunnydale.register_teacher(emp)</text:p>
      <text:p text:style-name="Standard"><text:s text:c="8"/>else:</text:p>
      <text:p text:style-name="Standard"><text:s text:c="12"/>sunnydale.register_employee(emp)</text:p>
      <text:p text:style-name="Standard"><text:s text:c="4"/>print(f"Registered {len(sunnydale.get_all_teachers())} teachers and {len(sunnydale.get_all_employees()) - len(sunnydale.get_all_teachers())} other employees.")</text:p>
      <text:p text:style-name="Standard"><text:s text:c="4"/></text:p>
      <text:p text:style-name="Standard"><text:s text:c="4"/># Calculate grades</text:p>
      <text:p text:style-name="Standard"><text:s text:c="4"/>calculate_and_update_grades_for_students(sunnydale.get_all_students())</text:p>
      <text:p text:style-name="Standard"><text:s text:c="4"/></text:p>
      <text:p text:style-name="Standard"><text:s text:c="4"/># Display summaries</text:p>
      <text:p text:style-name="Standard"><text:s text:c="4"/>print("\n--- Student Summaries ---")</text:p>
      <text:p text:style-name="Standard"><text:s text:c="4"/>for student in sunnydale.get_all_students():</text:p>
      <text:p text:style-name="Standard"><text:soft-page-break/><text:s text:c="8"/>print(student.get_summary_student_data())</text:p>
      <text:p text:style-name="Standard"><text:s text:c="8"/>if student.subject_grades:</text:p>
      <text:p text:style-name="Standard"><text:s text:c="12"/>for subj, grade in student.subject_grades.items():</text:p>
      <text:p text:style-name="Standard"><text:s text:c="16"/>print(f" <text:s/>{subj}: {grade}")</text:p>
      <text:p text:style-name="Standard"><text:s text:c="12"/>avg = student.calculate_overall_average()</text:p>
      <text:p text:style-name="Standard"><text:s text:c="12"/>print(f" <text:s/>Overall Average: {avg:.2f}\n")</text:p>
      <text:p text:style-name="Standard"><text:s text:c="4"/></text:p>
      <text:p text:style-name="Standard"><text:s text:c="4"/>print("\n--- Employee Summaries ---")</text:p>
      <text:p text:style-name="Standard"><text:s text:c="4"/>for emp in sunnydale.get_all_employees():</text:p>
      <text:p text:style-name="Standard"><text:s text:c="8"/>role = emp.__class__.__name__</text:p>
      <text:p text:style-name="Standard"><text:s text:c="8"/>info = f"{emp.fName} {emp.lName} (ID: {emp.employeeID}) - Role: {role}"</text:p>
      <text:p text:style-name="Standard"><text:s text:c="8"/>if role == 'Teacher':</text:p>
      <text:p text:style-name="Standard"><text:s text:c="12"/>info += f", Subjects: {', '.join(emp.subjects)}"</text:p>
      <text:p text:style-name="Standard"><text:s text:c="8"/>print(info)</text:p>
      <text:p text:style-name="Standard"><text:s text:c="4"/></text:p>
      <text:p text:style-name="Standard"><text:s text:c="4"/># School summary</text:p>
      <text:p text:style-name="Standard"><text:s text:c="4"/>print("\n--- School Summary ---")</text:p>
      <text:p text:style-name="Standard"><text:s text:c="4"/>print(sunnydale)</text:p>
      <text:p text:style-name="Standard"><text:s text:c="4"/>return sunnydale</text:p>
      <text:p text:style-name="Standard"/>
      <text:p text:style-name="Standard">if __name__ == '__main__':</text:p>
      <text:p text:style-name="Standard"><text:s text:c="4"/># If any CLI arguments passed, run interactive mode</text:p>
      <text:p text:style-name="Standard"><text:s text:c="4"/>if len(sys.argv) &gt; 1 and sys.argv[1] == 'cli':</text:p>
      <text:p text:style-name="Standard"><text:s text:c="8"/>cli_helper.main()</text:p>
      <text:p text:style-name="Standard"><text:s text:c="4"/>else:</text:p>
      <text:p text:style-name="Standard"><text:s text:c="8"/># Otherwise run test suite</text:p>
      <text:p text:style-name="Standard"><text:s text:c="8"/>test_csv_loading()</text:p>
      <text:p text:style-name="Standard"/>
      <text:p text:style-name="Standard"/>
      <text:p text:style-name="P2">CLI HELPER</text:p>
      <text:p text:style-name="P3"/>
      <text:p text:style-name="P3">import sys</text:p>
      <text:p text:style-name="P3">import getpass</text:p>
      <text:p text:style-name="P3">from pathlib import Path</text:p>
      <text:p text:style-name="P3">from typing import List, Dict, Any, Optional</text:p>
      <text:p text:style-name="P3"/>
      <text:p text:style-name="P3">from student import Student</text:p>
      <text:p text:style-name="P3">from subject import SubjectStudent, create_subject_student</text:p>
      <text:p text:style-name="P3">from employee import Teacher, Principal, Medic, Administrator, Counselor</text:p>
      <text:p text:style-name="P3">from csv_loader import (</text:p>
      <text:p text:style-name="P3"><text:s text:c="4"/>load_students_from_csv,</text:p>
      <text:p text:style-name="P3"><text:s text:c="4"/>load_math_grades_from_csv,</text:p>
      <text:p text:style-name="P3"><text:s text:c="4"/>load_english_grades_from_csv,</text:p>
      <text:p text:style-name="P3"><text:s text:c="4"/>load_history_grades_from_csv,</text:p>
      <text:p text:style-name="P3"><text:s text:c="4"/>load_employees_from_csv,</text:p>
      <text:p text:style-name="P3">)</text:p>
      <text:p text:style-name="P3">from school import School</text:p>
      <text:p text:style-name="P3">from grade_calculator import calculate_and_update_grades_for_students</text:p>
      <text:p text:style-name="P3"/>
      <text:p text:style-name="P3"/>
      <text:p text:style-name="P3"># === Configuration &amp; Data Files ===</text:p>
      <text:p text:style-name="P3">STUDENT_CSV = "students.csv"</text:p>
      <text:p text:style-name="P3">MATH_CSV = "math_grades.csv"</text:p>
      <text:p text:style-name="P3">ENG_CSV = "english_grades.csv"</text:p>
      <text:p text:style-name="P3">HIST_CSV = "history_grades.csv"</text:p>
      <text:p text:style-name="P3">EMPLOYEE_CSV = "employees.csv"</text:p>
      <text:p text:style-name="P3"/>
      <text:p text:style-name="P3"/>
      <text:p text:style-name="P3"># === Simple User Store (for demo) ===</text:p>
      <text:p text:style-name="P3">USERS = {</text:p>
      <text:p text:style-name="P3"><text:s text:c="4"/>"admin": "password123",</text:p>
      <text:p text:style-name="P3"><text:s text:c="4"/># add more usernames/passwords as needed</text:p>
      <text:p text:style-name="P3">}</text:p>
      <text:p text:style-name="P3"/>
      <text:p text:style-name="P3"/>
      <text:p text:style-name="P3">def login() -&gt; bool:</text:p>
      <text:p text:style-name="P3"><text:s text:c="4"/>"""Handles user login."""</text:p>
      <text:p text:style-name="P3"><text:s text:c="4"/>print("=== School Management System Login ===")</text:p>
      <text:p text:style-name="P3"><text:s text:c="4"/>username = input("Username: ")</text:p>
      <text:p text:style-name="P3"><text:s text:c="4"/>password = getpass.getpass("Password: ")</text:p>
      <text:p text:style-name="P3"><text:s text:c="4"/>if USERS.get(username) == password:</text:p>
      <text:p text:style-name="P3"><text:s text:c="8"/>print("Login successful!\n")</text:p>
      <text:p text:style-name="P3"><text:s text:c="8"/>return True</text:p>
      <text:p text:style-name="P3"><text:s text:c="4"/>else:</text:p>
      <text:p text:style-name="P3"><text:s text:c="8"/>print("Invalid credentials. Exiting.")</text:p>
      <text:p text:style-name="P3"><text:s text:c="8"/>return False</text:p>
      <text:p text:style-name="P3"/>
      <text:p text:style-name="P3"/>
      <text:p text:style-name="P3">def load_data() -&gt; School:</text:p>
      <text:p text:style-name="P3"><text:s text:c="4"/>"""</text:p>
      <text:p text:style-name="P3"><text:s text:c="4"/>Load students, grades, and employees from CSV files and register them in a School instance.</text:p>
      <text:p text:style-name="P3"><text:soft-page-break/><text:s text:c="4"/>"""</text:p>
      <text:p text:style-name="P3"/>
      <text:p text:style-name="P3"><text:s text:c="4"/>base = Path(__file__).parent / "CSV_Files"</text:p>
      <text:p text:style-name="P3"><text:s text:c="4"/>paths = {</text:p>
      <text:p text:style-name="P3"><text:s text:c="8"/>"students": base / STUDENT_CSV,</text:p>
      <text:p text:style-name="P3"><text:s text:c="8"/>"math": base / MATH_CSV,</text:p>
      <text:p text:style-name="P3"><text:s text:c="8"/>"english": base / ENG_CSV,</text:p>
      <text:p text:style-name="P3"><text:s text:c="8"/>"history": base / HIST_CSV,</text:p>
      <text:p text:style-name="P3"><text:s text:c="8"/>"employees": base / EMPLOYEE_CSV,</text:p>
      <text:p text:style-name="P3"><text:s text:c="4"/>}</text:p>
      <text:p text:style-name="P3"/>
      <text:p text:style-name="P3"><text:s text:c="4"/>school = School(</text:p>
      <text:p text:style-name="P3"><text:s text:c="8"/>name="My School",</text:p>
      <text:p text:style-name="P3"><text:s text:c="8"/>address="123 Main St",</text:p>
      <text:p text:style-name="P3"><text:s text:c="8"/>telephoneNumber="000-000-0000",</text:p>
      <text:p text:style-name="P3"><text:s text:c="8"/>subjects=["Mathematics", "English", "History"],</text:p>
      <text:p text:style-name="P3"><text:s text:c="4"/>)</text:p>
      <text:p text:style-name="P3"/>
      <text:p text:style-name="P3"><text:s text:c="4"/># Load students from CSV</text:p>
      <text:p text:style-name="P3"><text:s text:c="4"/>try:</text:p>
      <text:p text:style-name="P3"><text:s text:c="8"/>students = load_students_from_csv(paths["students"])</text:p>
      <text:p text:style-name="P3"><text:s text:c="8"/>for student in students:</text:p>
      <text:p text:style-name="P3"><text:s text:c="12"/>school.register_student(student)</text:p>
      <text:p text:style-name="P3"><text:s text:c="8"/>print(f"Registered {len(school.students)} students.")</text:p>
      <text:p text:style-name="P3"><text:s text:c="4"/>except FileNotFoundError:</text:p>
      <text:p text:style-name="P3"><text:s text:c="8"/>print("Error: Student CSV file not found.")</text:p>
      <text:p text:style-name="P3"><text:s text:c="8"/>sys.exit(1)</text:p>
      <text:p text:style-name="P3"><text:s text:c="4"/>except Exception as e:</text:p>
      <text:p text:style-name="P3"><text:s text:c="8"/>print(f"Error loading students: {e}")</text:p>
      <text:p text:style-name="P3"><text:s text:c="8"/>sys.exit(1)</text:p>
      <text:p text:style-name="P3"/>
      <text:p text:style-name="P3"><text:s text:c="4"/># Load employees</text:p>
      <text:p text:style-name="P3"><text:s text:c="4"/>try:</text:p>
      <text:p text:style-name="P3"><text:s text:c="8"/>employees = load_employees_from_csv(paths["employees"])</text:p>
      <text:p text:style-name="P3"><text:s text:c="8"/>for emp in employees:</text:p>
      <text:p text:style-name="P3"><text:s text:c="12"/>if isinstance(emp, Teacher):</text:p>
      <text:p text:style-name="P3"><text:s text:c="16"/>school.register_teacher(emp)</text:p>
      <text:p text:style-name="P3"><text:s text:c="12"/>else:</text:p>
      <text:p text:style-name="P3"><text:s text:c="16"/>school.register_employee(emp)</text:p>
      <text:p text:style-name="P3"><text:s text:c="8"/>print(f"Registered {len(school.employees)} employees ({len(school.teachers)} teachers).\n")</text:p>
      <text:p text:style-name="P3"><text:s text:c="4"/>except Exception as e:</text:p>
      <text:p text:style-name="P3"><text:s text:c="8"/>print(f"Error loading employees: {e}")</text:p>
      <text:p text:style-name="P3"><text:s text:c="8"/>sys.exit(1)</text:p>
      <text:p text:style-name="P3"/>
      <text:p text:style-name="P3"><text:s text:c="4"/># Load grades</text:p>
      <text:p text:style-name="P3"><text:s text:c="4"/>try:</text:p>
      <text:p text:style-name="P3"><text:s text:c="8"/>if paths["math"].exists():</text:p>
      <text:p text:style-name="P3"><text:s text:c="12"/>load_math_grades_from_csv(paths["math"], list(school.students.values()))</text:p>
      <text:p text:style-name="P3"><text:s text:c="8"/>if paths["english"].exists():</text:p>
      <text:p text:style-name="P3"><text:s text:c="12"/>load_english_grades_from_csv(paths["english"], list(school.students.values()))</text:p>
      <text:p text:style-name="P3"><text:s text:c="8"/>if paths["history"].exists():</text:p>
      <text:p text:style-name="P3"><text:s text:c="12"/>load_history_grades_from_csv(paths["history"], list(school.students.values()))</text:p>
      <text:p text:style-name="P3"><text:soft-page-break/><text:s text:c="4"/>except Exception as e:</text:p>
      <text:p text:style-name="P3"><text:s text:c="8"/>print(f"Error loading grades: {e}")</text:p>
      <text:p text:style-name="P3"><text:s text:c="8"/>sys.exit(1)</text:p>
      <text:p text:style-name="P3"/>
      <text:p text:style-name="P3"><text:s text:c="4"/>calculate_and_update_grades_for_students(list(school.students.values()))</text:p>
      <text:p text:style-name="P3"><text:s text:c="4"/>return school</text:p>
      <text:p text:style-name="P3"/>
      <text:p text:style-name="P3"/>
      <text:p text:style-name="P3">def save_data(school: School) -&gt; None:</text:p>
      <text:p text:style-name="P3"><text:s text:c="4"/>"""Save students, grades, and employees to CSV."""</text:p>
      <text:p text:style-name="P3"><text:s text:c="4"/># Implementation needed (left as placeholder)</text:p>
      <text:p text:style-name="P3"><text:s text:c="4"/>print("Save data functionality not implemented yet.")</text:p>
      <text:p text:style-name="P3"/>
      <text:p text:style-name="P3"/>
      <text:p text:style-name="P3">def add_student_cli(school: School, student_data: Optional[Dict[str, Any]] = None) -&gt; None:</text:p>
      <text:p text:style-name="P3"><text:s text:c="4"/>"""</text:p>
      <text:p text:style-name="P3"><text:s text:c="4"/>Add a new student to the school.</text:p>
      <text:p text:style-name="P3"><text:s text:c="4"/></text:p>
      <text:p text:style-name="P3"><text:s text:c="4"/>Args:</text:p>
      <text:p text:style-name="P3"><text:s text:c="8"/>school (School): The school instance.</text:p>
      <text:p text:style-name="P3"><text:s text:c="8"/>student_data (dict, optional): Student data. If None, prompts for input.</text:p>
      <text:p text:style-name="P3"><text:s text:c="4"/>"""</text:p>
      <text:p text:style-name="P3"/>
      <text:p text:style-name="P3"><text:s text:c="4"/>if not student_data:</text:p>
      <text:p text:style-name="P3"><text:s text:c="8"/>print("\n--- Add New Student ---")</text:p>
      <text:p text:style-name="P3"><text:s text:c="8"/>student_data = {</text:p>
      <text:p text:style-name="P3"><text:s text:c="12"/>"studentID": input("Student ID: "),</text:p>
      <text:p text:style-name="P3"><text:s text:c="12"/>"fName": input("First Name: "),</text:p>
      <text:p text:style-name="P3"><text:s text:c="12"/>"mName": input("Middle Name: "),</text:p>
      <text:p text:style-name="P3"><text:s text:c="12"/>"lName": input("Last Name: "),</text:p>
      <text:p text:style-name="P3"><text:s text:c="12"/>"age": int(input("Age: ")),</text:p>
      <text:p text:style-name="P3"><text:s text:c="12"/>"addressL1": input("Address Line 1: "),</text:p>
      <text:p text:style-name="P3"><text:s text:c="12"/>"addressL2": input("Address Line 2: "),</text:p>
      <text:p text:style-name="P3"><text:s text:c="12"/>"addressL3": input("Address Line 3: "),</text:p>
      <text:p text:style-name="P3"><text:s text:c="12"/>"addressPostCode": input("Postcode: "),</text:p>
      <text:p text:style-name="P3"><text:s text:c="12"/>"addressCounty": input("County: "),</text:p>
      <text:p text:style-name="P3"><text:s text:c="12"/>"schoolYear": input("School Year: "),</text:p>
      <text:p text:style-name="P3"><text:s text:c="12"/>"schoolSubjects": [</text:p>
      <text:p text:style-name="P3"><text:s text:c="16"/>subject.strip() for subject in input("Subjects (comma-separated): ").split(",")</text:p>
      <text:p text:style-name="P3"><text:s text:c="12"/>],</text:p>
      <text:p text:style-name="P3"><text:s text:c="12"/>"nameParGar1": input("Guardian 1 Name: "),</text:p>
      <text:p text:style-name="P3"><text:s text:c="12"/>"contactDetParGar1": int(input("Guardian 1 Contact: ")),</text:p>
      <text:p text:style-name="P3"><text:s text:c="12"/>"nameParGar2": input("Guardian 2 Name: "),</text:p>
      <text:p text:style-name="P3"><text:s text:c="12"/>"contactDetParGar2": int(input("Guardian 2 Contact: ")),</text:p>
      <text:p text:style-name="P3"><text:s text:c="8"/>}</text:p>
      <text:p text:style-name="P3"/>
      <text:p text:style-name="P3"><text:s text:c="4"/>try:</text:p>
      <text:p text:style-name="P3"><text:s text:c="8"/>new_student = Student(**student_data)</text:p>
      <text:p text:style-name="P3"><text:s text:c="8"/>school.register_student(new_student)</text:p>
      <text:p text:style-name="P3"><text:s text:c="8"/>print(f"Student {new_student.fName} {new_student.lName} added successfully.")</text:p>
      <text:p text:style-name="P3"><text:s text:c="4"/>except Exception as e:</text:p>
      <text:p text:style-name="P3"><text:s text:c="8"/>print(f"Error adding student: {e}")</text:p>
      <text:p text:style-name="P3"><text:soft-page-break/></text:p>
      <text:p text:style-name="P3"/>
      <text:p text:style-name="P3">def remove_student_cli(school: School, student_id: str = None) -&gt; None:</text:p>
      <text:p text:style-name="P3"><text:s text:c="4"/>"""</text:p>
      <text:p text:style-name="P3"><text:s text:c="4"/>Remove a student from the school.</text:p>
      <text:p text:style-name="P3"><text:s text:c="4"/></text:p>
      <text:p text:style-name="P3"><text:s text:c="4"/>Args:</text:p>
      <text:p text:style-name="P3"><text:s text:c="8"/>school (School): The school instance.</text:p>
      <text:p text:style-name="P3"><text:s text:c="8"/>student_id (str, optional): The ID of the student to remove. If None, prompts for input.</text:p>
      <text:p text:style-name="P3"><text:s text:c="4"/>"""</text:p>
      <text:p text:style-name="P3"><text:s text:c="4"/>if not student_id:</text:p>
      <text:p text:style-name="P3"><text:s text:c="8"/>student_id = input("Enter Student ID to remove: ")</text:p>
      <text:p text:style-name="P3"><text:s text:c="4"/>try:</text:p>
      <text:p text:style-name="P3"><text:s text:c="8"/>school.remove_student(student_id)</text:p>
      <text:p text:style-name="P3"><text:s text:c="4"/>except Exception as e:</text:p>
      <text:p text:style-name="P3"><text:s text:c="8"/>print(f"Error removing student: {e}")</text:p>
      <text:p text:style-name="P3"/>
      <text:p text:style-name="P3"/>
      <text:p text:style-name="P3">def view_student_cli(school: School, student_id: str = None) -&gt; str:</text:p>
      <text:p text:style-name="P3"><text:s text:c="4"/>"""</text:p>
      <text:p text:style-name="P3"><text:s text:c="4"/>View a student's details.</text:p>
      <text:p text:style-name="P3"><text:s text:c="4"/></text:p>
      <text:p text:style-name="P3"><text:s text:c="4"/>Args:</text:p>
      <text:p text:style-name="P3"><text:s text:c="8"/>school (School): The school instance.</text:p>
      <text:p text:style-name="P3"><text:s text:c="8"/>student_id (str, optional): The ID of the student to view. If None, prompts for input.</text:p>
      <text:p text:style-name="P3"><text:s text:c="4"/></text:p>
      <text:p text:style-name="P3"><text:s text:c="4"/>Returns:</text:p>
      <text:p text:style-name="P3"><text:s text:c="8"/>str: A formatted string containing the student's details.</text:p>
      <text:p text:style-name="P3"><text:s text:c="4"/>"""</text:p>
      <text:p text:style-name="P3"/>
      <text:p text:style-name="P3"><text:s text:c="4"/>if not student_id:</text:p>
      <text:p text:style-name="P3"><text:s text:c="8"/>student_id = input("Enter Student ID to view: ")</text:p>
      <text:p text:style-name="P3"><text:s text:c="4"/>student = school.get_student_by_id(student_id)</text:p>
      <text:p text:style-name="P3"><text:s text:c="4"/>if student:</text:p>
      <text:p text:style-name="P3"><text:s text:c="8"/>return repr(student) <text:s/># Using the __repr__ method for detailed output</text:p>
      <text:p text:style-name="P3"><text:s text:c="4"/>else:</text:p>
      <text:p text:style-name="P3"><text:s text:c="8"/>return f"Student with ID {student_id} not found."</text:p>
      <text:p text:style-name="P3"/>
      <text:p text:style-name="P3"/>
      <text:p text:style-name="P3">def update_student_cli(school: School, student_id: str = None, updates: Dict[str, Any] = None) -&gt; None:</text:p>
      <text:p text:style-name="P3"><text:s text:c="4"/>"""</text:p>
      <text:p text:style-name="P3"><text:s text:c="4"/>Update a student's details.</text:p>
      <text:p text:style-name="P3"><text:s text:c="4"/></text:p>
      <text:p text:style-name="P3"><text:s text:c="4"/>Args:</text:p>
      <text:p text:style-name="P3"><text:s text:c="8"/>school (School): The school instance.</text:p>
      <text:p text:style-name="P3"><text:s text:c="8"/>student_id (str, optional): The ID of the student to update. If None, prompts for input.</text:p>
      <text:p text:style-name="P3"><text:s text:c="8"/>updates (dict, optional): A dictionary of updates. If None, prompts for input.</text:p>
      <text:p text:style-name="P3"><text:s text:c="4"/>"""</text:p>
      <text:p text:style-name="P3"/>
      <text:p text:style-name="P3"><text:s text:c="4"/>if not student_id:</text:p>
      <text:p text:style-name="P3"><text:s text:c="8"/>student_id = input("Enter Student ID to update: ")</text:p>
      <text:p text:style-name="P3"><text:soft-page-break/><text:s text:c="4"/>student = school.get_student_by_id(student_id)</text:p>
      <text:p text:style-name="P3"/>
      <text:p text:style-name="P3"><text:s text:c="4"/>if not student:</text:p>
      <text:p text:style-name="P3"><text:s text:c="8"/>print(f"Student with ID {student_id} not found.")</text:p>
      <text:p text:style-name="P3"><text:s text:c="8"/>return</text:p>
      <text:p text:style-name="P3"/>
      <text:p text:style-name="P3"><text:s text:c="4"/>if not updates:</text:p>
      <text:p text:style-name="P3"><text:s text:c="8"/>print("\n--- Update Student Details ---")</text:p>
      <text:p text:style-name="P3"><text:s text:c="8"/>updates = {}</text:p>
      <text:p text:style-name="P3"><text:s text:c="8"/>for field in [</text:p>
      <text:p text:style-name="P3"><text:s text:c="12"/>"fName",</text:p>
      <text:p text:style-name="P3"><text:s text:c="12"/>"mName",</text:p>
      <text:p text:style-name="P3"><text:s text:c="12"/>"lName",</text:p>
      <text:p text:style-name="P3"><text:s text:c="12"/>"age",</text:p>
      <text:p text:style-name="P3"><text:s text:c="12"/>"addressL1",</text:p>
      <text:p text:style-name="P3"><text:s text:c="12"/>"addressL2",</text:p>
      <text:p text:style-name="P3"><text:s text:c="12"/>"addressL3",</text:p>
      <text:p text:style-name="P3"><text:s text:c="12"/>"addressPostCode",</text:p>
      <text:p text:style-name="P3"><text:s text:c="12"/>"addressCounty",</text:p>
      <text:p text:style-name="P3"><text:s text:c="12"/>"schoolYear",</text:p>
      <text:p text:style-name="P3"><text:s text:c="12"/>"schoolSubjects",</text:p>
      <text:p text:style-name="P3"><text:s text:c="12"/>"nameParGar1",</text:p>
      <text:p text:style-name="P3"><text:s text:c="12"/>"contactDetParGar1",</text:p>
      <text:p text:style-name="P3"><text:s text:c="12"/>"nameParGar2",</text:p>
      <text:p text:style-name="P3"><text:s text:c="12"/>"contactDetParGar2",</text:p>
      <text:p text:style-name="P3"><text:s text:c="8"/>]:</text:p>
      <text:p text:style-name="P3"><text:s text:c="12"/>value = input(f"Enter new {field} (or leave blank to keep current): ")</text:p>
      <text:p text:style-name="P3"><text:s text:c="12"/>if value:</text:p>
      <text:p text:style-name="P3"><text:s text:c="16"/>updates[field] = value</text:p>
      <text:p text:style-name="P3"><text:s text:c="8"/>if updates.get("schoolSubjects"):</text:p>
      <text:p text:style-name="P3"><text:s text:c="12"/>updates["schoolSubjects"] = [</text:p>
      <text:p text:style-name="P3"><text:s text:c="16"/>subject.strip() for subject in updates["schoolSubjects"].split(",")</text:p>
      <text:p text:style-name="P3"><text:s text:c="12"/>]</text:p>
      <text:p text:style-name="P3"><text:s text:c="8"/>if updates.get("age"):</text:p>
      <text:p text:style-name="P3"><text:s text:c="12"/>updates["age"] = int(updates["age"])</text:p>
      <text:p text:style-name="P3"><text:s text:c="8"/>if updates.get("contactDetParGar1"):</text:p>
      <text:p text:style-name="P3"><text:s text:c="12"/>updates["contactDetParGar1"] = int(updates["contactDetParGar1"])</text:p>
      <text:p text:style-name="P3"><text:s text:c="8"/>if updates.get("contactDetParGar2"):</text:p>
      <text:p text:style-name="P3"><text:s text:c="12"/>updates["contactDetParGar2"] = int(updates["contactDetParGar2"])</text:p>
      <text:p text:style-name="P3"/>
      <text:p text:style-name="P3"><text:s text:c="4"/>for key, value in updates.items():</text:p>
      <text:p text:style-name="P3"><text:s text:c="8"/>setattr(student, key, value)</text:p>
      <text:p text:style-name="P3"><text:s text:c="4"/>print("Student details updated successfully.")</text:p>
      <text:p text:style-name="P3"/>
      <text:p text:style-name="P3"/>
      <text:p text:style-name="P3">def delete_student_cli(school: School, student_id: str = None) -&gt; None:</text:p>
      <text:p text:style-name="P3"><text:s text:c="4"/>"""</text:p>
      <text:p text:style-name="P3"><text:s text:c="4"/>Delete a student from the school (alias for remove for clarity).</text:p>
      <text:p text:style-name="P3"><text:s text:c="4"/></text:p>
      <text:p text:style-name="P3"><text:s text:c="4"/>Args:</text:p>
      <text:p text:style-name="P3"><text:s text:c="8"/>school (School): The school instance.</text:p>
      <text:p text:style-name="P3"><text:s text:c="8"/>student_id (str, optional): The ID of the student to delete. If None, prompts for input.</text:p>
      <text:p text:style-name="P3"><text:soft-page-break/><text:s text:c="4"/>"""</text:p>
      <text:p text:style-name="P3"><text:s text:c="4"/>remove_student_cli(school, student_id)</text:p>
      <text:p text:style-name="P3"/>
      <text:p text:style-name="P3"/>
      <text:p text:style-name="P3">def print_report_cli(school: School) -&gt; str:</text:p>
      <text:p text:style-name="P3"><text:s text:c="4"/>"""</text:p>
      <text:p text:style-name="P3"><text:s text:c="4"/>Generate a term report for all students.</text:p>
      <text:p text:style-name="P3"><text:s text:c="4"/></text:p>
      <text:p text:style-name="P3"><text:s text:c="4"/>Args:</text:p>
      <text:p text:style-name="P3"><text:s text:c="8"/>school (School): The school instance.</text:p>
      <text:p text:style-name="P3"><text:s text:c="4"/></text:p>
      <text:p text:style-name="P3"><text:s text:c="4"/>Returns:</text:p>
      <text:p text:style-name="P3"><text:s text:c="8"/>str: A formatted string containing the term report.</text:p>
      <text:p text:style-name="P3"><text:s text:c="4"/>"""</text:p>
      <text:p text:style-name="P3"><text:s text:c="4"/>report = "=== Term Report ===\n"</text:p>
      <text:p text:style-name="P3"><text:s text:c="4"/>for student in school.get_all_students():</text:p>
      <text:p text:style-name="P3"><text:s text:c="8"/>report += repr(student) + "\n" <text:s/># Assuming Student has a detailed __repr__</text:p>
      <text:p text:style-name="P3"><text:s text:c="4"/>return report</text:p>
      <text:p text:style-name="P3"/>
      <text:p text:style-name="P3"/>
      <text:p text:style-name="P3">def summary_students_cli(school: School, return_summary: bool = False) -&gt; Optional[str]:</text:p>
      <text:p text:style-name="P3"><text:s text:c="4"/>"""</text:p>
      <text:p text:style-name="P3"><text:s text:c="4"/>Summarize student information.</text:p>
      <text:p text:style-name="P3"><text:s text:c="4"/></text:p>
      <text:p text:style-name="P3"><text:s text:c="4"/>Args:</text:p>
      <text:p text:style-name="P3"><text:s text:c="8"/>school (School): The school instance.</text:p>
      <text:p text:style-name="P3"><text:s text:c="8"/>return_summary (bool, optional): If True, returns the summary string. </text:p>
      <text:p text:style-name="P3"><text:s text:c="41"/>If False, prints the summary to the console.</text:p>
      <text:p text:style-name="P3"><text:s text:c="4"/></text:p>
      <text:p text:style-name="P3"><text:s text:c="4"/>Returns:</text:p>
      <text:p text:style-name="P3"><text:s text:c="8"/>Optional[str]: A formatted string containing the student summary if `return_summary` is True, </text:p>
      <text:p text:style-name="P3"><text:s text:c="21"/>None otherwise.</text:p>
      <text:p text:style-name="P3"><text:s text:c="4"/>"""</text:p>
      <text:p text:style-name="P3"/>
      <text:p text:style-name="P3"><text:s text:c="4"/>summary = "=== Student Summary ===\n"</text:p>
      <text:p text:style-name="P3"><text:s text:c="4"/>summary += f"Total Students: {len(school.students)}\n\n"</text:p>
      <text:p text:style-name="P3"><text:s text:c="4"/>for student in school.get_all_students():</text:p>
      <text:p text:style-name="P3"><text:s text:c="8"/>summary += f"{student.studentID}: {student.fName} {student.lName}, Year {student.schoolYear}\n"</text:p>
      <text:p text:style-name="P3"><text:s text:c="4"/>if return_summary:</text:p>
      <text:p text:style-name="P3"><text:s text:c="8"/>return summary</text:p>
      <text:p text:style-name="P3"><text:s text:c="4"/>else:</text:p>
      <text:p text:style-name="P3"><text:s text:c="8"/>print(summary)</text:p>
      <text:p text:style-name="P3"><text:s text:c="8"/>return None</text:p>
      <text:p text:style-name="P3"/>
      <text:p text:style-name="P3"/>
      <text:p text:style-name="P3">def summary_school_cli(school: School, return_summary: bool = False) -&gt; Optional[str]:</text:p>
      <text:p text:style-name="P3"><text:s text:c="4"/>"""</text:p>
      <text:p text:style-name="P3"><text:s text:c="4"/>Summarize school information.</text:p>
      <text:p text:style-name="P3"><text:s text:c="4"/></text:p>
      <text:p text:style-name="P3"><text:s text:c="4"/>Args:</text:p>
      <text:p text:style-name="P3"><text:s text:c="8"/>school (School): The school instance.</text:p>
      <text:p text:style-name="P3"><text:soft-page-break/><text:s text:c="8"/>return_summary (bool, optional): If True, returns the summary string. </text:p>
      <text:p text:style-name="P3"><text:s text:c="41"/>If False, prints the summary to the console.</text:p>
      <text:p text:style-name="P3"><text:s text:c="4"/></text:p>
      <text:p text:style-name="P3"><text:s text:c="4"/>Returns:</text:p>
      <text:p text:style-name="P3"><text:s text:c="8"/>Optional[str]: A formatted string containing the school summary if `return_summary` is True, </text:p>
      <text:p text:style-name="P3"><text:s text:c="21"/>None otherwise.</text:p>
      <text:p text:style-name="P3"><text:s text:c="4"/>"""</text:p>
      <text:p text:style-name="P3"><text:s text:c="4"/>summary = "=== School Summary ===\n"</text:p>
      <text:p text:style-name="P3"><text:s text:c="4"/>summary += f"School Name: {school.name}\n"</text:p>
      <text:p text:style-name="P3"><text:s text:c="4"/>summary += f"Address: {school.address}\n"</text:p>
      <text:p text:style-name="P3"><text:s text:c="4"/>summary += f"Telephone Number: {school.telephoneNumber}\n"</text:p>
      <text:p text:style-name="P3"><text:s text:c="4"/>summary += f"Total Students: {len(school.students)}\n"</text:p>
      <text:p text:style-name="P3"><text:s text:c="4"/>summary += f"Total Employees: {len(school.employees)} ({len(school.teachers)} teachers)\n"</text:p>
      <text:p text:style-name="P3"><text:s text:c="4"/>summary += f"Subjects Offered: {', '.join(school.subjects)}\n"</text:p>
      <text:p text:style-name="P3"><text:s text:c="4"/>if return_summary:</text:p>
      <text:p text:style-name="P3"><text:s text:c="8"/>return summary</text:p>
      <text:p text:style-name="P3"><text:s text:c="4"/>else:</text:p>
      <text:p text:style-name="P3"><text:s text:c="8"/>print(summary)</text:p>
      <text:p text:style-name="P3"><text:s text:c="8"/>return None</text:p>
      <text:p text:style-name="P3"/>
      <text:p text:style-name="P3"/>
      <text:p text:style-name="P3">def summary_employees_cli(school: School, return_summary: bool = False) -&gt; Optional[str]:</text:p>
      <text:p text:style-name="P3"><text:s text:c="4"/>"""</text:p>
      <text:p text:style-name="P3"><text:s text:c="4"/>Summarize employee information.</text:p>
      <text:p text:style-name="P3"><text:s text:c="4"/></text:p>
      <text:p text:style-name="P3"><text:s text:c="4"/>Args:</text:p>
      <text:p text:style-name="P3"><text:s text:c="8"/>school (School): The school instance.</text:p>
      <text:p text:style-name="P3"><text:s text:c="8"/>return_summary (bool, optional): If True, returns the summary string. </text:p>
      <text:p text:style-name="P3"><text:s text:c="41"/>If False, prints the summary to the console.</text:p>
      <text:p text:style-name="P3"><text:s text:c="4"/></text:p>
      <text:p text:style-name="P3"><text:s text:c="4"/>Returns:</text:p>
      <text:p text:style-name="P3"><text:s text:c="8"/>Optional[str]: A formatted string containing the employee summary if `return_summary` is True, </text:p>
      <text:p text:style-name="P3"><text:s text:c="21"/>None otherwise.</text:p>
      <text:p text:style-name="P3"><text:s text:c="4"/>"""</text:p>
      <text:p text:style-name="P3"/>
      <text:p text:style-name="P3"><text:s text:c="4"/>summary = "=== Employee Summary ===\n"</text:p>
      <text:p text:style-name="P3"><text:s text:c="4"/>summary += f"Total Employees: {len(school.employees)}\n\n"</text:p>
      <text:p text:style-name="P3"><text:s text:c="4"/>for emp in school.get_all_employees():</text:p>
      <text:p text:style-name="P3"><text:s text:c="8"/>summary += f"{emp.employeeID}: {emp.get_name()} ({emp.__class__.__name__})"</text:p>
      <text:p text:style-name="P3"><text:s text:c="8"/>if isinstance(emp, Teacher):</text:p>
      <text:p text:style-name="P3"><text:s text:c="12"/>summary += f" | Subjects: {', '.join(emp.subjects)}"</text:p>
      <text:p text:style-name="P3"><text:s text:c="8"/>else:</text:p>
      <text:p text:style-name="P3"><text:s text:c="12"/>years = emp.get_years_of_service()</text:p>
      <text:p text:style-name="P3"><text:s text:c="12"/>info = f" | Years of Service: {years}"</text:p>
      <text:p text:style-name="P3"><text:s text:c="12"/>summary += info</text:p>
      <text:p text:style-name="P3"><text:s text:c="8"/>summary += "\n"</text:p>
      <text:p text:style-name="P3"/>
      <text:p text:style-name="P3"><text:s text:c="4"/>if return_summary:</text:p>
      <text:p text:style-name="P3"><text:s text:c="8"/>return summary</text:p>
      <text:p text:style-name="P3"><text:s text:c="4"/>else:</text:p>
      <text:p text:style-name="P3"><text:s text:c="8"/>print(summary)</text:p>
      <text:p text:style-name="P3"><text:soft-page-break/><text:s text:c="8"/>return None</text:p>
      <text:p text:style-name="P3"/>
      <text:p text:style-name="P3"/>
      <text:p text:style-name="P3"># Updated main menu to include summaries</text:p>
      <text:p text:style-name="P3">def print_menu():</text:p>
      <text:p text:style-name="P3"><text:s text:c="4"/>print("=== Main Menu ===")</text:p>
      <text:p text:style-name="P3"><text:s text:c="4"/>print("1. Add Student")</text:p>
      <text:p text:style-name="P3"><text:s text:c="4"/>print("2. Remove Student")</text:p>
      <text:p text:style-name="P3"><text:s text:c="4"/>print("3. View Student")</text:p>
      <text:p text:style-name="P3"><text:s text:c="4"/>print("4. Update Student")</text:p>
      <text:p text:style-name="P3"><text:s text:c="4"/>print("5. Delete Student")</text:p>
      <text:p text:style-name="P3"><text:s text:c="4"/>print("6. Print Term Report")</text:p>
      <text:p text:style-name="P3"><text:s text:c="4"/>print("7. Student Summary")</text:p>
      <text:p text:style-name="P3"><text:s text:c="4"/>print("8. School Summary")</text:p>
      <text:p text:style-name="P3"><text:s text:c="4"/>print("9. Employee Summary")</text:p>
      <text:p text:style-name="P3"><text:s text:c="4"/>print("0. Exit")</text:p>
      <text:p text:style-name="P3"/>
      <text:p text:style-name="P3"/>
      <text:p text:style-name="P3"># Main entrypoint for both direct run and import</text:p>
      <text:p text:style-name="P3">def main():</text:p>
      <text:p text:style-name="P3"><text:s text:c="4"/>if not login():</text:p>
      <text:p text:style-name="P3"><text:s text:c="8"/>sys.exit(1)</text:p>
      <text:p text:style-name="P3"><text:s text:c="4"/>school = load_data()</text:p>
      <text:p text:style-name="P3"><text:s text:c="4"/>while True:</text:p>
      <text:p text:style-name="P3"><text:s text:c="8"/>print_menu()</text:p>
      <text:p text:style-name="P3"><text:s text:c="8"/>c = input("Option: ").strip()</text:p>
      <text:p text:style-name="P3"><text:s text:c="8"/>if c == "1":</text:p>
      <text:p text:style-name="P3"><text:s text:c="12"/>add_student_cli(school)</text:p>
      <text:p text:style-name="P3"><text:s text:c="8"/>elif c == "2":</text:p>
      <text:p text:style-name="P3"><text:s text:c="12"/>remove_student_cli(school)</text:p>
      <text:p text:style-name="P3"><text:s text:c="8"/>elif c == "3":</text:p>
      <text:p text:style-name="P3"><text:s text:c="12"/>print(view_student_cli(school))</text:p>
      <text:p text:style-name="P3"><text:s text:c="8"/>elif c == "4":</text:p>
      <text:p text:style-name="P3"><text:s text:c="12"/>update_student_cli(school)</text:p>
      <text:p text:style-name="P3"><text:s text:c="8"/>elif c == "5":</text:p>
      <text:p text:style-name="P3"><text:s text:c="12"/>delete_student_cli(school)</text:p>
      <text:p text:style-name="P3"><text:s text:c="8"/>elif c == "6":</text:p>
      <text:p text:style-name="P3"><text:s text:c="12"/>print(print_report_cli(school))</text:p>
      <text:p text:style-name="P3"><text:s text:c="8"/>elif c == "7":</text:p>
      <text:p text:style-name="P3"><text:s text:c="12"/>summary_students_cli(school)</text:p>
      <text:p text:style-name="P3"><text:s text:c="8"/>elif c == "8":</text:p>
      <text:p text:style-name="P3"><text:s text:c="12"/>summary_school_cli(school)</text:p>
      <text:p text:style-name="P3"><text:s text:c="8"/>elif c == "9":</text:p>
      <text:p text:style-name="P3"><text:s text:c="12"/>summary_employees_cli(school)</text:p>
      <text:p text:style-name="P3"><text:s text:c="8"/>elif c == "0":</text:p>
      <text:p text:style-name="P3"><text:s text:c="12"/>break</text:p>
      <text:p text:style-name="P3"><text:s text:c="8"/>else:</text:p>
      <text:p text:style-name="P3"><text:s text:c="12"/>print("Invalid option. Try again.")</text:p>
      <text:p text:style-name="P3"/>
      <text:p text:style-name="P3"/>
      <text:p text:style-name="P3">if __name__ == "__main__":</text:p>
      <text:p text:style-name="P3"><text:s text:c="4"/>main()</text:p>
      <text:p text:style-name="P3"><text:soft-page-break/></text:p>
      <text:p text:style-name="P3">from kivy.app import App</text:p>
      <text:p text:style-name="P3">from kivy.uix.button import Button</text:p>
      <text:p text:style-name="P3">from kivy.uix.boxlayout import BoxLayout</text:p>
      <text:p text:style-name="P3">from kivy.uix.label import Label</text:p>
      <text:p text:style-name="P3">from kivy.uix.screenmanager import Screen, ScreenManager</text:p>
      <text:p text:style-name="P3">from kivy.uix.popup import Popup</text:p>
      <text:p text:style-name="P3">from kivy.uix.scrollview import ScrollView</text:p>
      <text:p text:style-name="P3">from kivy.uix.textinput import TextInput</text:p>
      <text:p text:style-name="P3">from typing import Dict, Any, List</text:p>
      <text:p text:style-name="P3"/>
      <text:p text:style-name="P3"># Import necessary functions from cli_helper</text:p>
      <text:p text:style-name="P3">from cli_helper import (</text:p>
      <text:p text:style-name="P3"><text:s text:c="4"/>load_data,</text:p>
      <text:p text:style-name="P3"><text:s text:c="4"/>add_student_cli,</text:p>
      <text:p text:style-name="P3"><text:s text:c="4"/>remove_student_cli,</text:p>
      <text:p text:style-name="P3"><text:s text:c="4"/>view_student_cli,</text:p>
      <text:p text:style-name="P3"><text:s text:c="4"/>update_student_cli,</text:p>
      <text:p text:style-name="P3"><text:s text:c="4"/>delete_student_cli,</text:p>
      <text:p text:style-name="P3"><text:s text:c="4"/>print_report_cli,</text:p>
      <text:p text:style-name="P3"><text:s text:c="4"/>summary_students_cli,</text:p>
      <text:p text:style-name="P3"><text:s text:c="4"/>summary_school_cli,</text:p>
      <text:p text:style-name="P3"><text:s text:c="4"/>summary_employees_cli,</text:p>
      <text:p text:style-name="P3"><text:s text:c="4"/>School,</text:p>
      <text:p text:style-name="P3">)</text:p>
      <text:p text:style-name="P3">from employee import Employee, Teacher, Medic, Principal, Administrator, Counselor</text:p>
      <text:p text:style-name="P3"/>
      <text:p text:style-name="P3"/>
      <text:p text:style-name="P3">class MainMenuScreen(Screen):</text:p>
      <text:p text:style-name="P3"><text:s text:c="4"/>def __init__(self, school: School, **kwargs: Any) -&gt; None:</text:p>
      <text:p text:style-name="P3"><text:s text:c="8"/>super().__init__(**kwargs)</text:p>
      <text:p text:style-name="P3"><text:s text:c="8"/>self.school = school</text:p>
      <text:p text:style-name="P3"><text:s text:c="8"/>layout = BoxLayout(orientation="vertical", spacing=10, padding=20)</text:p>
      <text:p text:style-name="P3"/>
      <text:p text:style-name="P3"><text:s text:c="8"/>layout.add_widget(Label(text="Main Menu", font_size=32, size_hint_y=None, height=50))</text:p>
      <text:p text:style-name="P3"/>
      <text:p text:style-name="P3"><text:s text:c="8"/>menu_items = [</text:p>
      <text:p text:style-name="P3"><text:s text:c="12"/>("1. Add Student", self.add_student),</text:p>
      <text:p text:style-name="P3"><text:s text:c="12"/>("2. Remove Student", self.remove_student),</text:p>
      <text:p text:style-name="P3"><text:s text:c="12"/>("3. View Student", self.view_student),</text:p>
      <text:p text:style-name="P3"><text:s text:c="12"/>("4. Update Student", self.update_student),</text:p>
      <text:p text:style-name="P3"><text:s text:c="12"/>("5. Delete Student", self.delete_student),</text:p>
      <text:p text:style-name="P3"><text:s text:c="12"/>("6. Print Term Report", self.print_report),</text:p>
      <text:p text:style-name="P3"><text:s text:c="12"/>("7. Student Summary", self.summary_students),</text:p>
      <text:p text:style-name="P3"><text:s text:c="12"/>("8. School Summary", self.summary_school),</text:p>
      <text:p text:style-name="P3"><text:s text:c="12"/>("9. Employee Summary", self.summary_employees),</text:p>
      <text:p text:style-name="P3"><text:s text:c="12"/>("0. Exit", self.exit_app),</text:p>
      <text:p text:style-name="P3"><text:s text:c="8"/>]</text:p>
      <text:p text:style-name="P3"/>
      <text:p text:style-name="P3"><text:s text:c="8"/>for text, callback in menu_items:</text:p>
      <text:p text:style-name="P3"><text:s text:c="12"/>btn = Button(text=text, size_hint_y=None, height=40)</text:p>
      <text:p text:style-name="P3"><text:s text:c="12"/>btn.bind(on_release=callback)</text:p>
      <text:p text:style-name="P3"><text:soft-page-break/><text:s text:c="12"/>layout.add_widget(btn)</text:p>
      <text:p text:style-name="P3"/>
      <text:p text:style-name="P3"><text:s text:c="8"/>self.add_widget(layout)</text:p>
      <text:p text:style-name="P3"/>
      <text:p text:style-name="P3"><text:s text:c="4"/>def show_popup(self, title: str, message: str) -&gt; None:</text:p>
      <text:p text:style-name="P3"><text:s text:c="8"/>popup = Popup(title=title, content=Label(text=message), size_hint=(0.6, 0.4))</text:p>
      <text:p text:style-name="P3"><text:s text:c="8"/>popup.open()</text:p>
      <text:p text:style-name="P3"/>
      <text:p text:style-name="P3"><text:s text:c="4"/>def show_scrollable_popup(self, title: str, content: str) -&gt; None:</text:p>
      <text:p text:style-name="P3"><text:s text:c="8"/># Create a scrollable layout</text:p>
      <text:p text:style-name="P3"><text:s text:c="8"/>layout = BoxLayout(orientation="vertical", size_hint_y=None)</text:p>
      <text:p text:style-name="P3"><text:s text:c="8"/>layout.bind(minimum_height=layout.setter("height"))</text:p>
      <text:p text:style-name="P3"/>
      <text:p text:style-name="P3"><text:s text:c="8"/># Create a Label with the content (multi-line support)</text:p>
      <text:p text:style-name="P3"><text:s text:c="8"/>label = Label(</text:p>
      <text:p text:style-name="P3"><text:s text:c="12"/>text=content,</text:p>
      <text:p text:style-name="P3"><text:s text:c="12"/>size_hint_y=None,</text:p>
      <text:p text:style-name="P3"><text:s text:c="12"/>height=1000,</text:p>
      <text:p text:style-name="P3"><text:s text:c="12"/>font_size=16,</text:p>
      <text:p text:style-name="P3"><text:s text:c="12"/>text_size=(600, None),</text:p>
      <text:p text:style-name="P3"><text:s text:c="12"/>halign="left",</text:p>
      <text:p text:style-name="P3"><text:s text:c="12"/>valign="top",</text:p>
      <text:p text:style-name="P3"><text:s text:c="8"/>)</text:p>
      <text:p text:style-name="P3"><text:s text:c="8"/>label.bind(texture_size=label.setter("size")) <text:s/># auto-size based on content</text:p>
      <text:p text:style-name="P3"><text:s text:c="8"/>layout.add_widget(label)</text:p>
      <text:p text:style-name="P3"/>
      <text:p text:style-name="P3"><text:s text:c="8"/># Add it to a scrollview</text:p>
      <text:p text:style-name="P3"><text:s text:c="8"/>scroll_view = ScrollView(size_hint=(1, 1))</text:p>
      <text:p text:style-name="P3"><text:s text:c="8"/>scroll_view.add_widget(layout)</text:p>
      <text:p text:style-name="P3"/>
      <text:p text:style-name="P3"><text:s text:c="8"/># Put the scrollview into a popup</text:p>
      <text:p text:style-name="P3"><text:s text:c="8"/>popup = Popup(title=title, content=scroll_view, size_hint=(0.8, 0.8))</text:p>
      <text:p text:style-name="P3"><text:s text:c="8"/>popup.open()</text:p>
      <text:p text:style-name="P3"/>
      <text:p text:style-name="P3"><text:s text:c="4"/>def add_student(self, instance: Button) -&gt; None:</text:p>
      <text:p text:style-name="P3"><text:s text:c="8"/>self.manager.current = "add_student"</text:p>
      <text:p text:style-name="P3"/>
      <text:p text:style-name="P3"><text:s text:c="4"/>def remove_student(self, instance: Button) -&gt; None:</text:p>
      <text:p text:style-name="P3"><text:s text:c="8"/>self.manager.current = "remove_student"</text:p>
      <text:p text:style-name="P3"/>
      <text:p text:style-name="P3"><text:s text:c="4"/>def view_student(self, instance: Button) -&gt; None:</text:p>
      <text:p text:style-name="P3"><text:s text:c="8"/>self.manager.current = "view_student"</text:p>
      <text:p text:style-name="P3"/>
      <text:p text:style-name="P3"><text:s text:c="4"/>def update_student(self, instance: Button) -&gt; None:</text:p>
      <text:p text:style-name="P3"><text:s text:c="8"/>self.manager.current = "update_student"</text:p>
      <text:p text:style-name="P3"/>
      <text:p text:style-name="P3"><text:s text:c="4"/>def delete_student(self, instance: Button) -&gt; None:</text:p>
      <text:p text:style-name="P3"><text:s text:c="8"/>self.manager.current = "delete_student"</text:p>
      <text:p text:style-name="P3"/>
      <text:p text:style-name="P3"><text:s text:c="4"/>def print_report(self, instance: Button) -&gt; None:</text:p>
      <text:p text:style-name="P3"><text:s text:c="8"/>report = print_report_cli(self.school)</text:p>
      <text:p text:style-name="P3"><text:s text:c="8"/>self.show_scrollable_popup("Term Report", report)</text:p>
      <text:p text:style-name="P3"><text:soft-page-break/></text:p>
      <text:p text:style-name="P3"><text:s text:c="4"/>def summary_students(self, instance: Button) -&gt; None:</text:p>
      <text:p text:style-name="P3"><text:s text:c="8"/>summary = summary_students_cli(self.school, return_summary=True)</text:p>
      <text:p text:style-name="P3"><text:s text:c="8"/>self.show_scrollable_popup("Student Summary", summary)</text:p>
      <text:p text:style-name="P3"/>
      <text:p text:style-name="P3"><text:s text:c="4"/>def summary_school(self, instance: Button) -&gt; None:</text:p>
      <text:p text:style-name="P3"><text:s text:c="8"/>summary = summary_school_cli(self.school, return_summary=True)</text:p>
      <text:p text:style-name="P3"><text:s text:c="8"/>self.show_scrollable_popup("School Summary", summary)</text:p>
      <text:p text:style-name="P3"/>
      <text:p text:style-name="P3"><text:s text:c="4"/>def summary_employees(self, instance: Button) -&gt; None:</text:p>
      <text:p text:style-name="P3"><text:s text:c="8"/>summary = summary_employees_cli(self.school, return_summary=True)</text:p>
      <text:p text:style-name="P3"><text:s text:c="8"/>self.show_scrollable_popup("Employee Summary", summary)</text:p>
      <text:p text:style-name="P3"/>
      <text:p text:style-name="P3"><text:s text:c="4"/>def exit_app(self, instance: Button) -&gt; None:</text:p>
      <text:p text:style-name="P3"><text:s text:c="8"/>App.get_running_app().stop()</text:p>
      <text:p text:style-name="P3"/>
      <text:p text:style-name="P3"/>
      <text:p text:style-name="P3">class AddStudentScreen(Screen):</text:p>
      <text:p text:style-name="P3"><text:s text:c="4"/>def __init__(self, school: School, **kwargs: Any) -&gt; None:</text:p>
      <text:p text:style-name="P3"><text:s text:c="8"/>super().__init__(**kwargs)</text:p>
      <text:p text:style-name="P3"><text:s text:c="8"/>self.school = school</text:p>
      <text:p text:style-name="P3"><text:s text:c="8"/>layout = BoxLayout(orientation="vertical", spacing=10, padding=20)</text:p>
      <text:p text:style-name="P3"><text:s text:c="8"/>layout.add_widget(Label(text="Add New Student", font_size=24))</text:p>
      <text:p text:style-name="P3"/>
      <text:p text:style-name="P3"><text:s text:c="8"/>self.student_data_inputs = {}</text:p>
      <text:p text:style-name="P3"><text:s text:c="8"/>fields = [</text:p>
      <text:p text:style-name="P3"><text:s text:c="12"/>"Student ID",</text:p>
      <text:p text:style-name="P3"><text:s text:c="12"/>"First Name",</text:p>
      <text:p text:style-name="P3"><text:s text:c="12"/>"Middle Name",</text:p>
      <text:p text:style-name="P3"><text:s text:c="12"/>"Last Name",</text:p>
      <text:p text:style-name="P3"><text:s text:c="12"/>"Age",</text:p>
      <text:p text:style-name="P3"><text:s text:c="12"/>"Address Line 1",</text:p>
      <text:p text:style-name="P3"><text:s text:c="12"/>"Address Line 2",</text:p>
      <text:p text:style-name="P3"><text:s text:c="12"/>"Address Line 3",</text:p>
      <text:p text:style-name="P3"><text:s text:c="12"/>"Postcode",</text:p>
      <text:p text:style-name="P3"><text:s text:c="12"/>"County",</text:p>
      <text:p text:style-name="P3"><text:s text:c="12"/>"School Year",</text:p>
      <text:p text:style-name="P3"><text:s text:c="12"/>"Subjects (comma-separated)",</text:p>
      <text:p text:style-name="P3"><text:s text:c="12"/>"Guardian 1 Name",</text:p>
      <text:p text:style-name="P3"><text:s text:c="12"/>"Guardian 1 Contact",</text:p>
      <text:p text:style-name="P3"><text:s text:c="12"/>"Guardian 2 Name",</text:p>
      <text:p text:style-name="P3"><text:s text:c="12"/>"Guardian 2 Contact",</text:p>
      <text:p text:style-name="P3"><text:s text:c="8"/>]</text:p>
      <text:p text:style-name="P3"/>
      <text:p text:style-name="P3"><text:s text:c="8"/>for field in fields:</text:p>
      <text:p text:style-name="P3"><text:s text:c="12"/>layout.add_widget(Label(text=field))</text:p>
      <text:p text:style-name="P3"><text:s text:c="12"/>text_input = TextInput(multiline=False)</text:p>
      <text:p text:style-name="P3"><text:s text:c="12"/>self.student_data_inputs[field] = text_input</text:p>
      <text:p text:style-name="P3"><text:s text:c="12"/>layout.add_widget(text_input)</text:p>
      <text:p text:style-name="P3"/>
      <text:p text:style-name="P3"><text:s text:c="8"/>add_button = Button(text="Add Student", on_release=self.add, size_hint_y=None, height=40)</text:p>
      <text:p text:style-name="P3"><text:s text:c="8"/>layout.add_widget(add_button)</text:p>
      <text:p text:style-name="P3"><text:soft-page-break/></text:p>
      <text:p text:style-name="P3"><text:s text:c="8"/>back_button = Button(text="Back to Main Menu", on_release=self.go_back, size_hint_y=None, height=40)</text:p>
      <text:p text:style-name="P3"><text:s text:c="8"/>layout.add_widget(back_button)</text:p>
      <text:p text:style-name="P3"/>
      <text:p text:style-name="P3"><text:s text:c="8"/>self.add_widget(layout)</text:p>
      <text:p text:style-name="P3"/>
      <text:p text:style-name="P3"><text:s text:c="4"/>def add(self, instance: Button) -&gt; None:</text:p>
      <text:p text:style-name="P3"><text:s text:c="8"/>student_data: Dict[str, Any] = {}</text:p>
      <text:p text:style-name="P3"><text:s text:c="8"/>for field, text_input in self.student_data_inputs.items():</text:p>
      <text:p text:style-name="P3"><text:s text:c="12"/>student_data[field] = text_input.text</text:p>
      <text:p text:style-name="P3"/>
      <text:p text:style-name="P3"><text:s text:c="8"/>try:</text:p>
      <text:p text:style-name="P3"><text:s text:c="12"/># Prepare data for add_student_cli</text:p>
      <text:p text:style-name="P3"><text:s text:c="12"/>student_data_cli: Dict[str, Any] = {</text:p>
      <text:p text:style-name="P3"><text:s text:c="16"/>"studentID": student_data["Student ID"],</text:p>
      <text:p text:style-name="P3"><text:s text:c="16"/>"fName": student_data["First Name"],</text:p>
      <text:p text:style-name="P3"><text:s text:c="16"/>"mName": student_data["Middle Name"],</text:p>
      <text:p text:style-name="P3"><text:s text:c="16"/>"lName": student_data["Last Name"],</text:p>
      <text:p text:style-name="P3"><text:s text:c="16"/>"age": int(student_data["Age"]),</text:p>
      <text:p text:style-name="P3"><text:s text:c="16"/>"addressL1": student_data["Address Line 1"],</text:p>
      <text:p text:style-name="P3"><text:s text:c="16"/>"addressL2": student_data["Address Line 2"],</text:p>
      <text:p text:style-name="P3"><text:s text:c="16"/>"addressL3": student_data["Address Line 3"],</text:p>
      <text:p text:style-name="P3"><text:s text:c="16"/>"addressPostCode": student_data["Postcode"],</text:p>
      <text:p text:style-name="P3"><text:s text:c="16"/>"addressCounty": student_data["County"],</text:p>
      <text:p text:style-name="P3"><text:s text:c="16"/>"schoolYear": student_data["School Year"],</text:p>
      <text:p text:style-name="P3"><text:s text:c="16"/>"schoolSubjects": [</text:p>
      <text:p text:style-name="P3"><text:s text:c="20"/>subject.strip() for subject in student_data["Subjects (comma-separated)"].split(",")</text:p>
      <text:p text:style-name="P3"><text:s text:c="16"/>],</text:p>
      <text:p text:style-name="P3"><text:s text:c="16"/>"nameParGar1": student_data["Guardian 1 Name"],</text:p>
      <text:p text:style-name="P3"><text:s text:c="16"/>"contactDetParGar1": int(student_data["Guardian 1 Contact"]),</text:p>
      <text:p text:style-name="P3"><text:s text:c="16"/>"nameParGar2": student_data["Guardian 2 Name"],</text:p>
      <text:p text:style-name="P3"><text:s text:c="16"/>"contactDetParGar2": int(student_data["Guardian 2 Contact"]),</text:p>
      <text:p text:style-name="P3"><text:s text:c="12"/>}</text:p>
      <text:p text:style-name="P3"><text:s text:c="12"/>add_student_cli(self.school, student_data_cli)</text:p>
      <text:p text:style-name="P3"><text:s text:c="12"/>self.manager.current = "main"</text:p>
      <text:p text:style-name="P3"><text:s text:c="8"/>except ValueError:</text:p>
      <text:p text:style-name="P3"><text:s text:c="12"/>self.show_popup("Error", "Invalid input. Please check data types.")</text:p>
      <text:p text:style-name="P3"><text:s text:c="8"/>except Exception as e:</text:p>
      <text:p text:style-name="P3"><text:s text:c="12"/>self.show_popup("Error", f"Could not add student: {e}")</text:p>
      <text:p text:style-name="P3"/>
      <text:p text:style-name="P3"><text:s text:c="4"/>def go_back(self, instance: Button) -&gt; None:</text:p>
      <text:p text:style-name="P3"><text:s text:c="8"/>self.manager.current = "main"</text:p>
      <text:p text:style-name="P3"/>
      <text:p text:style-name="P3"><text:s text:c="4"/>def show_popup(self, title: str, message: str) -&gt; None:</text:p>
      <text:p text:style-name="P3"><text:s text:c="8"/>popup = Popup(title=title, content=Label(text=message), size_hint=(0.6, 0.4))</text:p>
      <text:p text:style-name="P3"><text:s text:c="8"/>popup.open()</text:p>
      <text:p text:style-name="P3"/>
      <text:p text:style-name="P3"/>
      <text:p text:style-name="P3">class RemoveStudentScreen(Screen):</text:p>
      <text:p text:style-name="P3"><text:s text:c="4"/>def __init__(self, school: School, **kwargs: Any) -&gt; None:</text:p>
      <text:p text:style-name="P3"><text:s text:c="8"/>super().__init__(**kwargs)</text:p>
      <text:p text:style-name="P3"><text:soft-page-break/><text:s text:c="8"/>self.school = school</text:p>
      <text:p text:style-name="P3"><text:s text:c="8"/>layout = BoxLayout(orientation="vertical", spacing=10, padding=20)</text:p>
      <text:p text:style-name="P3"><text:s text:c="8"/>layout.add_widget(Label(text="Remove Student", font_size=24))</text:p>
      <text:p text:style-name="P3"/>
      <text:p text:style-name="P3"><text:s text:c="8"/>layout.add_widget(Label(text="Enter Student ID to remove:"))</text:p>
      <text:p text:style-name="P3"><text:s text:c="8"/>self.student_id_input = TextInput(multiline=False)</text:p>
      <text:p text:style-name="P3"><text:s text:c="8"/>layout.add_widget(self.student_id_input)</text:p>
      <text:p text:style-name="P3"/>
      <text:p text:style-name="P3"><text:s text:c="8"/>remove_button = Button(text="Remove", on_release=self.remove, size_hint_y=None, height=40)</text:p>
      <text:p text:style-name="P3"><text:s text:c="8"/>layout.add_widget(remove_button)</text:p>
      <text:p text:style-name="P3"/>
      <text:p text:style-name="P3"><text:s text:c="8"/>back_button = Button(text="Back to Main Menu", on_release=self.go_back, size_hint_y=None, height=40)</text:p>
      <text:p text:style-name="P3"><text:s text:c="8"/>layout.add_widget(back_button)</text:p>
      <text:p text:style-name="P3"/>
      <text:p text:style-name="P3"><text:s text:c="8"/>self.add_widget(layout)</text:p>
      <text:p text:style-name="P3"/>
      <text:p text:style-name="P3"><text:s text:c="4"/>def remove(self, instance: Button) -&gt; None:</text:p>
      <text:p text:style-name="P3"><text:s text:c="8"/>student_id = self.student_id_input.text</text:p>
      <text:p text:style-name="P3"><text:s text:c="8"/>try:</text:p>
      <text:p text:style-name="P3"><text:s text:c="12"/>remove_student_cli(self.school, student_id)</text:p>
      <text:p text:style-name="P3"><text:s text:c="12"/>self.show_popup("Success", f"Student with ID {student_id} removed.")</text:p>
      <text:p text:style-name="P3"><text:s text:c="12"/>self.manager.current = "main"</text:p>
      <text:p text:style-name="P3"><text:s text:c="8"/>except Exception as e:</text:p>
      <text:p text:style-name="P3"><text:s text:c="12"/>self.show_popup("Error", f"Could not remove student: {e}")</text:p>
      <text:p text:style-name="P3"/>
      <text:p text:style-name="P3"><text:s text:c="4"/>def go_back(self, instance: Button) -&gt; None:</text:p>
      <text:p text:style-name="P3"><text:s text:c="8"/>self.manager.current = "main"</text:p>
      <text:p text:style-name="P3"/>
      <text:p text:style-name="P3"><text:s text:c="4"/>def show_popup(self, title: str, message: str) -&gt; None:</text:p>
      <text:p text:style-name="P3"><text:s text:c="8"/>popup = Popup(title=title, content=Label(text=message), size_hint=(0.6, 0.4))</text:p>
      <text:p text:style-name="P3"><text:s text:c="8"/>popup.open()</text:p>
      <text:p text:style-name="P3"/>
      <text:p text:style-name="P3"/>
      <text:p text:style-name="P3">class ViewStudentScreen(Screen):</text:p>
      <text:p text:style-name="P3"><text:s text:c="4"/>def __init__(self, school: School, **kwargs: Any) -&gt; None:</text:p>
      <text:p text:style-name="P3"><text:s text:c="8"/>super().__init__(**kwargs)</text:p>
      <text:p text:style-name="P3"><text:s text:c="8"/>self.school = school</text:p>
      <text:p text:style-name="P3"><text:s text:c="8"/>layout = BoxLayout(orientation="vertical", spacing=10, padding=20)</text:p>
      <text:p text:style-name="P3"><text:s text:c="8"/>layout.add_widget(Label(text="View Student Details", font_size=24))</text:p>
      <text:p text:style-name="P3"/>
      <text:p text:style-name="P3"><text:s text:c="8"/>layout.add_widget(Label(text="Enter Student ID to view:"))</text:p>
      <text:p text:style-name="P3"><text:s text:c="8"/>self.student_id_input = TextInput(multiline=False)</text:p>
      <text:p text:style-name="P3"><text:s text:c="8"/>layout.add_widget(self.student_id_input)</text:p>
      <text:p text:style-name="P3"/>
      <text:p text:style-name="P3"><text:s text:c="8"/>view_button = Button(text="View", on_release=self.view, size_hint_y=None, height=40)</text:p>
      <text:p text:style-name="P3"><text:s text:c="8"/>layout.add_widget(view_button)</text:p>
      <text:p text:style-name="P3"/>
      <text:p text:style-name="P3"><text:s text:c="8"/>back_button = Button(text="Back to Main Menu", on_release=self.go_back, size_hint_y=None, height=40)</text:p>
      <text:p text:style-name="P3"><text:s text:c="8"/>layout.add_widget(back_button)</text:p>
      <text:p text:style-name="P3"><text:soft-page-break/></text:p>
      <text:p text:style-name="P3"><text:s text:c="8"/>self.add_widget(layout)</text:p>
      <text:p text:style-name="P3"/>
      <text:p text:style-name="P3"><text:s text:c="4"/>def view(self, instance: Button) -&gt; None:</text:p>
      <text:p text:style-name="P3"><text:s text:c="8"/>student_id = self.student_id_input.text</text:p>
      <text:p text:style-name="P3"><text:s text:c="8"/>try:</text:p>
      <text:p text:style-name="P3"><text:s text:c="12"/>student_details = view_student_cli(self.school, student_id)</text:p>
      <text:p text:style-name="P3"><text:s text:c="12"/>self.show_scrollable_popup(f"Student Details - {student_id}", student_details)</text:p>
      <text:p text:style-name="P3"><text:s text:c="12"/>self.manager.current = "main"</text:p>
      <text:p text:style-name="P3"><text:s text:c="8"/>except Exception as e:</text:p>
      <text:p text:style-name="P3"><text:s text:c="12"/>self.show_popup("Error", f"Could not view student: {e}")</text:p>
      <text:p text:style-name="P3"/>
      <text:p text:style-name="P3"><text:s text:c="4"/>def go_back(self, instance: Button) -&gt; None:</text:p>
      <text:p text:style-name="P3"><text:s text:c="8"/>self.manager.current = "main"</text:p>
      <text:p text:style-name="P3"/>
      <text:p text:style-name="P3"><text:s text:c="4"/>def show_popup(self, title: str, message: str) -&gt; None:</text:p>
      <text:p text:style-name="P3"><text:s text:c="8"/>popup = Popup(title=title, content=Label(text=message), size_hint=(0.6, 0.4))</text:p>
      <text:p text:style-name="P3"><text:s text:c="8"/>popup.open()</text:p>
      <text:p text:style-name="P3"/>
      <text:p text:style-name="P3"><text:s text:c="4"/>def show_scrollable_popup(self, title: str, content: str) -&gt; None:</text:p>
      <text:p text:style-name="P3"><text:s text:c="8"/># Create a scrollable layout</text:p>
      <text:p text:style-name="P3"><text:s text:c="8"/>layout = BoxLayout(orientation="vertical", size_hint_y=None)</text:p>
      <text:p text:style-name="P3"><text:s text:c="8"/>layout.bind(minimum_height=layout.setter("height"))</text:p>
      <text:p text:style-name="P3"/>
      <text:p text:style-name="P3"><text:s text:c="8"/># Create a Label with the content (multi-line support)</text:p>
      <text:p text:style-name="P3"><text:s text:c="8"/>label = Label(</text:p>
      <text:p text:style-name="P3"><text:s text:c="12"/>text=content,</text:p>
      <text:p text:style-name="P3"><text:s text:c="12"/>size_hint_y=None,</text:p>
      <text:p text:style-name="P3"><text:s text:c="12"/>height=1000,</text:p>
      <text:p text:style-name="P3"><text:s text:c="12"/>font_size=16,</text:p>
      <text:p text:style-name="P3"><text:s text:c="12"/>text_size=(600, None),</text:p>
      <text:p text:style-name="P3"><text:s text:c="12"/>halign="left",</text:p>
      <text:p text:style-name="P3"><text:s text:c="12"/>valign="top",</text:p>
      <text:p text:style-name="P3"><text:s text:c="8"/>)</text:p>
      <text:p text:style-name="P3"><text:s text:c="8"/>label.bind(texture_size=label.setter("size")) <text:s/># auto-size based on content</text:p>
      <text:p text:style-name="P3"><text:s text:c="8"/>layout.add_widget(label)</text:p>
      <text:p text:style-name="P3"/>
      <text:p text:style-name="P3"><text:s text:c="8"/># Add it to a scrollview</text:p>
      <text:p text:style-name="P3"><text:s text:c="8"/>scroll_view = ScrollView(size_hint=(1, 1))</text:p>
      <text:p text:style-name="P3"><text:s text:c="8"/>scroll_view.add_widget(layout)</text:p>
      <text:p text:style-name="P3"/>
      <text:p text:style-name="P3"><text:s text:c="8"/># Put the scrollview into a popup</text:p>
      <text:p text:style-name="P3"><text:s text:c="8"/>popup = Popup(title=title, content=scroll_view, size_hint=(0.8, 0.8))</text:p>
      <text:p text:style-name="P3"><text:s text:c="8"/>popup.open()</text:p>
      <text:p text:style-name="P3"/>
      <text:p text:style-name="P3"/>
      <text:p text:style-name="P3">class UpdateStudentScreen(Screen):</text:p>
      <text:p text:style-name="P3"><text:s text:c="4"/>def __init__(self, school: School, **kwargs: Any) -&gt; None:</text:p>
      <text:p text:style-name="P3"><text:s text:c="8"/>super().__init__(**kwargs)</text:p>
      <text:p text:style-name="P3"><text:s text:c="8"/>self.school = school</text:p>
      <text:p text:style-name="P3"><text:s text:c="8"/>layout = BoxLayout(orientation="vertical", spacing=10, padding=20)</text:p>
      <text:p text:style-name="P3"><text:s text:c="8"/>layout.add_widget(Label(text="Update Student Details", font_size=24))</text:p>
      <text:p text:style-name="P3"><text:soft-page-break/></text:p>
      <text:p text:style-name="P3"><text:s text:c="8"/>layout.add_widget(Label(text="Enter Student ID to update:"))</text:p>
      <text:p text:style-name="P3"><text:s text:c="8"/>self.student_id_input = TextInput(multiline=False)</text:p>
      <text:p text:style-name="P3"><text:s text:c="8"/>layout.add_widget(self.student_id_input)</text:p>
      <text:p text:style-name="P3"/>
      <text:p text:style-name="P3"><text:s text:c="8"/>self.update_data_inputs = {}</text:p>
      <text:p text:style-name="P3"><text:s text:c="8"/>fields = [</text:p>
      <text:p text:style-name="P3"><text:s text:c="12"/>"First Name",</text:p>
      <text:p text:style-name="P3"><text:s text:c="12"/>"Middle Name",</text:p>
      <text:p text:style-name="P3"><text:s text:c="12"/>"Last Name",</text:p>
      <text:p text:style-name="P3"><text:s text:c="12"/>"Age",</text:p>
      <text:p text:style-name="P3"><text:s text:c="12"/>"Address Line 1",</text:p>
      <text:p text:style-name="P3"><text:s text:c="12"/>"Address Line 2",</text:p>
      <text:p text:style-name="P3"><text:s text:c="12"/>"Address Line 3",</text:p>
      <text:p text:style-name="P3"><text:s text:c="12"/>"Postcode",</text:p>
      <text:p text:style-name="P3"><text:s text:c="12"/>"County",</text:p>
      <text:p text:style-name="P3"><text:s text:c="12"/>"School Year",</text:p>
      <text:p text:style-name="P3"><text:s text:c="12"/>"Subjects (comma-separated)",</text:p>
      <text:p text:style-name="P3"><text:s text:c="12"/>"Guardian 1 Name",</text:p>
      <text:p text:style-name="P3"><text:s text:c="12"/>"Guardian 1 Contact",</text:p>
      <text:p text:style-name="P3"><text:s text:c="12"/>"Guardian 2 Name",</text:p>
      <text:p text:style-name="P3"><text:s text:c="12"/>"Guardian 2 Contact",</text:p>
      <text:p text:style-name="P3"><text:s text:c="8"/>]</text:p>
      <text:p text:style-name="P3"/>
      <text:p text:style-name="P3"><text:s text:c="8"/>for field in fields:</text:p>
      <text:p text:style-name="P3"><text:s text:c="12"/>layout.add_widget(Label(text=f"New {field} (leave blank to keep current):"))</text:p>
      <text:p text:style-name="P3"><text:s text:c="12"/>text_input = TextInput(multiline=False)</text:p>
      <text:p text:style-name="P3"><text:s text:c="12"/>self.update_data_inputs[field] = text_input</text:p>
      <text:p text:style-name="P3"><text:s text:c="12"/>layout.add_widget(text_input)</text:p>
      <text:p text:style-name="P3"/>
      <text:p text:style-name="P3"><text:s text:c="8"/>update_button = Button(text="Update", on_release=self.update, size_hint_y=None, height=40)</text:p>
      <text:p text:style-name="P3"><text:s text:c="8"/>layout.add_widget(update_button)</text:p>
      <text:p text:style-name="P3"/>
      <text:p text:style-name="P3"><text:s text:c="8"/>back_button = Button(text="Back to Main Menu", on_release=self.go_back, size_hint_y=None, height=40)</text:p>
      <text:p text:style-name="P3"><text:s text:c="8"/>layout.add_widget(back_button)</text:p>
      <text:p text:style-name="P3"/>
      <text:p text:style-name="P3"><text:s text:c="8"/>self.add_widget(layout)</text:p>
      <text:p text:style-name="P3"/>
      <text:p text:style-name="P3"><text:s text:c="3"/><text:span text:style-name="T1"><text:s/>def update(self, instance: Button) -&gt; None:</text:span></text:p>
      <text:p text:style-name="P4"><text:s text:c="8"/>student_id = self.student_id_input.text</text:p>
      <text:p text:style-name="P4"><text:s text:c="8"/>updates: Dict[str, Any] = {}</text:p>
      <text:p text:style-name="P4"><text:s text:c="8"/>for field, text_input in self.update_data_inputs.items():</text:p>
      <text:p text:style-name="P4"><text:s text:c="12"/>if text_input.text:</text:p>
      <text:p text:style-name="P4"><text:s text:c="16"/>updates[field.replace(" ", "").lower()] = text_input.text <text:s/># Normalize key</text:p>
      <text:p text:style-name="P4"/>
      <text:p text:style-name="P4"><text:s text:c="8"/>try:</text:p>
      <text:p text:style-name="P4"><text:s text:c="12"/># Prepare updates for update_student_cli</text:p>
      <text:p text:style-name="P4"><text:s text:c="12"/>if updates.get("subjects(comma-separated)"):</text:p>
      <text:p text:style-name="P4"><text:s text:c="16"/>updates["schoolSubjects"] = [</text:p>
      <text:p text:style-name="P4"><text:s text:c="20"/>subject.strip() for subject in updates.pop("subjects(comma-separated)").split(",")</text:p>
      <text:p text:style-name="P4"><text:s text:c="16"/>]</text:p>
      <text:p text:style-name="P4"><text:soft-page-break/><text:s text:c="12"/>if updates.get("age"):</text:p>
      <text:p text:style-name="P4"><text:s text:c="16"/>updates["age"] = int(updates.pop("age"))</text:p>
      <text:p text:style-name="P4"><text:s text:c="12"/>if updates.get("guardian1contact"):</text:p>
      <text:p text:style-name="P4"><text:s text:c="16"/>updates["contactDetParGar1"] = int(updates.pop("guardian1contact"))</text:p>
      <text:p text:style-name="P4"><text:s text:c="12"/>if updates.get("guardian2contact"):</text:p>
      <text:p text:style-name="P4"><text:s text:c="16"/>updates["contactDetParGar2"] = int(updates.pop("guardian2contact"))</text:p>
      <text:p text:style-name="P4"/>
      <text:p text:style-name="P4"><text:s text:c="12"/>update_student_cli(self.school, student_id, updates)</text:p>
      <text:p text:style-name="P4"><text:s text:c="12"/>self.show_popup("Success", f"Student with ID {student_id} updated.")</text:p>
      <text:p text:style-name="P4"><text:s text:c="12"/>self.manager.current = "main"</text:p>
      <text:p text:style-name="P4"><text:s text:c="8"/>except ValueError:</text:p>
      <text:p text:style-name="P4"><text:s text:c="12"/>self.show_popup("Error", "Invalid input. Please check data types.")</text:p>
      <text:p text:style-name="P4"><text:s text:c="8"/>except Exception as e:</text:p>
      <text:p text:style-name="P3"/>
      <text:p text:style-name="P3"/>
      <text:p text:style-name="P3">def update(self, instance: Button) -&gt; None:</text:p>
      <text:p text:style-name="P3"><text:s text:c="8"/>student_id = self.student_id_input.text</text:p>
      <text:p text:style-name="P3"><text:s text:c="8"/>updates: Dict[str, Any] = {}</text:p>
      <text:p text:style-name="P3"><text:s text:c="8"/>for field, text_input in self.update_data_inputs.items():</text:p>
      <text:p text:style-name="P3"><text:s text:c="12"/>if text_input.text:</text:p>
      <text:p text:style-name="P3"><text:s text:c="16"/>updates[field.replace(" ", "").lower()] = text_input.text <text:s/># Normalize key</text:p>
      <text:p text:style-name="P3"/>
      <text:p text:style-name="P3"><text:s text:c="8"/>try:</text:p>
      <text:p text:style-name="P3"><text:s text:c="12"/># Prepare updates for update_student_cli</text:p>
      <text:p text:style-name="P3"><text:s text:c="12"/>if updates.get("subjects(comma-separated)"):</text:p>
      <text:p text:style-name="P3"><text:s text:c="16"/>updates["schoolSubjects"] = [</text:p>
      <text:p text:style-name="P3"><text:s text:c="20"/>subject.strip() for subject in updates.pop("subjects(comma-separated)").split(",")</text:p>
      <text:p text:style-name="P3"><text:s text:c="16"/>]</text:p>
      <text:p text:style-name="P3"><text:s text:c="12"/>if updates.get("age"):</text:p>
      <text:p text:style-name="P3"><text:s text:c="16"/>updates["age"] = int(updates.pop("age"))</text:p>
      <text:p text:style-name="P3"><text:s text:c="12"/>if updates.get("guardian1contact"):</text:p>
      <text:p text:style-name="P3"><text:s text:c="16"/>updates["contactDetParGar1"] = int(updates.pop("guardian1contact"))</text:p>
      <text:p text:style-name="P3"><text:s text:c="12"/>if updates.get("guardian2contact"):</text:p>
      <text:p text:style-name="P3"><text:s text:c="16"/>updates["contactDetParGar2"] = int(updates.pop("guardian2contact"))</text:p>
      <text:p text:style-name="P3"/>
      <text:p text:style-name="P3"><text:s text:c="12"/>update_student_cli(self.school, student_id, updates)</text:p>
      <text:p text:style-name="P3"><text:s text:c="12"/>self.show_popup("Success", f"Student with ID {student_id} updated.")</text:p>
      <text:p text:style-name="P3"><text:s text:c="12"/>self.manager.current = "main"</text:p>
      <text:p text:style-name="P3"><text:s text:c="8"/>except ValueError:</text:p>
      <text:p text:style-name="P3"><text:s text:c="12"/>self.show_popup("Error", "Invalid input. Please check data types.")</text:p>
      <text:p text:style-name="P3"><text:s text:c="8"/>except Exception as e:</text:p>
      <text:p text:style-name="P3"><text:s text:c="12"/>self.show_popup("Error", f"Could not update student: {e}")</text:p>
      <text:p text:style-name="P3"/>
      <text:p text:style-name="P3"><text:s text:c="4"/>def go_back(self, instance: Button) -&gt; None:</text:p>
      <text:p text:style-name="P3"><text:s text:c="8"/>self.manager.current = "main"</text:p>
      <text:p text:style-name="P3"/>
      <text:p text:style-name="P3"><text:s text:c="4"/>def show_popup(self, title: str, message: str) -&gt; None:</text:p>
      <text:p text:style-name="P3"><text:s text:c="8"/>popup = Popup(title=title, content=Label(text=message), size_hint=(0.6, 0.4))</text:p>
      <text:p text:style-name="P3"><text:s text:c="8"/>popup.open()</text:p>
      <text:p text:style-name="P3"/>
      <text:p text:style-name="P3"/>
      <text:p text:style-name="P3">class DeleteStudentScreen(Screen):</text:p>
      <text:p text:style-name="P3"><text:soft-page-break/><text:s text:c="4"/>def __init__(self, school: School, **kwargs: Any) -&gt; None:</text:p>
      <text:p text:style-name="P3"><text:s text:c="8"/>super().__init__(**kwargs)</text:p>
      <text:p text:style-name="P3"><text:s text:c="8"/>self.school = school</text:p>
      <text:p text:style-name="P3"><text:s text:c="8"/>layout = BoxLayout(orientation="vertical", spacing=10, padding=20)</text:p>
      <text:p text:style-name="P3"><text:s text:c="8"/>layout.add_widget(Label(text="Delete Student", font_size=24))</text:p>
      <text:p text:style-name="P3"/>
      <text:p text:style-name="P3"><text:s text:c="8"/>layout.add_widget(Label(text="Enter Student ID to delete:"))</text:p>
      <text:p text:style-name="P3"><text:s text:c="8"/>self.student_id_input = TextInput(multiline=False)</text:p>
      <text:p text:style-name="P3"><text:s text:c="8"/>layout.add_widget(self.student_id_input)</text:p>
      <text:p text:style-name="P3"/>
      <text:p text:style-name="P3"><text:s text:c="8"/>delete_button = Button(text="Delete", on_release=self.delete, size_hint_y=None, height=40)</text:p>
      <text:p text:style-name="P3"><text:s text:c="8"/>layout.add_widget(delete_button)</text:p>
      <text:p text:style-name="P3"/>
      <text:p text:style-name="P3"><text:s text:c="8"/>back_button = Button(text="Back to Main Menu", on_release=self.go_back, size_hint_y=None, height=40)</text:p>
      <text:p text:style-name="P3"><text:s text:c="8"/>layout.add_widget(back_button)</text:p>
      <text:p text:style-name="P3"/>
      <text:p text:style-name="P3"><text:s text:c="8"/>self.add_widget(layout)</text:p>
      <text:p text:style-name="P3"/>
      <text:p text:style-name="P3"><text:s text:c="4"/>def delete(self, instance: Button) -&gt; None:</text:p>
      <text:p text:style-name="P3"><text:s text:c="8"/>student_id = self.student_id_input.text</text:p>
      <text:p text:style-name="P3"><text:s text:c="8"/>try:</text:p>
      <text:p text:style-name="P3"><text:s text:c="12"/>delete_student_cli(self.school, student_id)</text:p>
      <text:p text:style-name="P3"><text:s text:c="12"/>self.show_popup("Success", f"Student with ID {student_id} deleted.")</text:p>
      <text:p text:style-name="P3"><text:s text:c="12"/>self.manager.current = "main"</text:p>
      <text:p text:style-name="P3"><text:s text:c="8"/>except Exception as e:</text:p>
      <text:p text:style-name="P3"><text:s text:c="12"/>self.show_popup("Error", f"Could not delete student: {e}")</text:p>
      <text:p text:style-name="P3"/>
      <text:p text:style-name="P3"><text:s text:c="4"/>def go_back(self, instance: Button) -&gt; None:</text:p>
      <text:p text:style-name="P3"><text:s text:c="8"/>self.manager.current = "main"</text:p>
      <text:p text:style-name="P3"/>
      <text:p text:style-name="P3"><text:s text:c="4"/>def show_popup(self, title: str, message: str) -&gt; None:</text:p>
      <text:p text:style-name="P3"><text:s text:c="8"/>popup = Popup(title=title, content=Label(text=message), size_hint=(0.6, 0.4))</text:p>
      <text:p text:style-name="P3"><text:s text:c="8"/>popup.open()</text:p>
      <text:p text:style-name="P3"/>
      <text:p text:style-name="P3"/>
      <text:p text:style-name="P3">class SchoolManagementApp(App):</text:p>
      <text:p text:style-name="P3"><text:s text:c="4"/>def build(self) -&gt; ScreenManager:</text:p>
      <text:p text:style-name="P3"><text:s text:c="8"/>self.school = load_data() <text:s/># Load data when the app starts</text:p>
      <text:p text:style-name="P3"><text:s text:c="8"/>sm = ScreenManager()</text:p>
      <text:p text:style-name="P3"><text:s text:c="8"/>sm.add_widget(MainMenuScreen(school=self.school, name="main"))</text:p>
      <text:p text:style-name="P3"><text:s text:c="8"/>sm.add_widget(AddStudentScreen(school=self.school, name="add_student"))</text:p>
      <text:p text:style-name="P3"><text:s text:c="8"/>sm.add_widget(RemoveStudentScreen(school=self.school, name="remove_student"))</text:p>
      <text:p text:style-name="P3"><text:s text:c="8"/>sm.add_widget(ViewStudentScreen(school=self.school, name="view_student"))</text:p>
      <text:p text:style-name="P3"><text:s text:c="8"/>sm.add_widget(UpdateStudentScreen(school=self.school, name="update_student"))</text:p>
      <text:p text:style-name="P3"><text:s text:c="8"/>sm.add_widget(DeleteStudentScreen(school=self.school, name="delete_student"))</text:p>
      <text:p text:style-name="P3"><text:s text:c="8"/>return sm</text:p>
      <text:p text:style-name="P3"/>
      <text:p text:style-name="P3"/>
      <text:p text:style-name="P3">if __name__ == "__main__":</text:p>
      <text:p text:style-name="P3"><text:s text:c="4"/>SchoolManagementApp().ru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4T13:17:25.554946400</meta:creation-date>
    <meta:editing-duration>PT32M34S</meta:editing-duration>
    <meta:editing-cycles>2</meta:editing-cycles>
    <meta:generator>LibreOffice/24.2.7.2$Linux_X86_64 LibreOffice_project/420$Build-2</meta:generator>
    <dc:date>2025-05-14T22:42:33.669400189</dc:date>
    <meta:document-statistic meta:table-count="0" meta:image-count="0" meta:object-count="0" meta:page-count="56" meta:paragraph-count="1959" meta:word-count="7871" meta:character-count="78577" meta:non-whitespace-character-count="66470"/>
  </office:meta>
</office:document-meta>
</file>